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2986in" fo:margin-left="0.2056in" fo:margin-right="0.1889in" fo:margin-top="0.1965in" fo:margin-bottom="0.1965in" table:align="margins"/>
    </style:style>
    <style:style style:name="Table1.A" style:family="table-column">
      <style:table-column-properties style:column-width="0.4653in" style:rel-column-width="4841*"/>
    </style:style>
    <style:style style:name="Table1.B" style:family="table-column">
      <style:table-column-properties style:column-width="5.8333in" style:rel-column-width="60694*"/>
    </style:style>
    <style:style style:name="Table1.A1" style:family="table-cell">
      <style:table-cell-properties fo:padding="0.0382in" fo:border="none"/>
    </style:style>
    <style:style style:name="Table1.B1" style:family="table-cell">
      <style:table-cell-properties fo:padding="0.0382in" fo:border="0.0007in solid #000000"/>
    </style:style>
    <style:style style:name="Table2" style:family="table">
      <style:table-properties style:width="4.1826in" table:align="center"/>
    </style:style>
    <style:style style:name="Table2.A" style:family="table-column">
      <style:table-column-properties style:column-width="1.4389in"/>
    </style:style>
    <style:style style:name="Table2.B" style:family="table-column">
      <style:table-column-properties style:column-width="2.7438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2.1965in" fo:margin-top="0.1965in" fo:margin-bottom="0.1965in" table:align="center"/>
    </style:style>
    <style:style style:name="Table3.A" style:family="table-column">
      <style:table-column-properties style:column-width="0.825in"/>
    </style:style>
    <style:style style:name="Table3.B" style:family="table-column">
      <style:table-column-properties style:column-width="1.3715in"/>
    </style:style>
    <style:style style:name="Table3.A1" style:family="table-cell">
      <style:table-cell-properties fo:background-color="#000000" fo:padding="0.0382in" fo:border-left="0.0007in solid #999999" fo:border-right="none" fo:border-top="0.0007in solid #999999" fo:border-bottom="0.0007in solid #999999">
        <style:background-image/>
      </style:table-cell-properties>
    </style:style>
    <style:style style:name="Table3.B1" style:family="table-cell">
      <style:table-cell-properties fo:padding="0.0382in" fo:border="0.0007in solid #999999"/>
    </style:style>
    <style:style style:name="Table3.A2" style:family="table-cell">
      <style:table-cell-properties fo:background-color="#000000" fo:padding="0.0382in" fo:border-left="0.0007in solid #999999" fo:border-right="none" fo:border-top="none" fo:border-bottom="0.0007in solid #999999">
        <style:background-image/>
      </style:table-cell-properties>
    </style:style>
    <style:style style:name="Table3.B2" style:family="table-cell">
      <style:table-cell-properties fo:padding="0.0382in" fo:border-left="0.0007in solid #999999" fo:border-right="0.0007in solid #999999" fo:border-top="none" fo:border-bottom="0.0007in solid #999999"/>
    </style:style>
    <style:style style:name="Table4" style:family="table">
      <style:table-properties style:width="3.6667in" fo:margin-left="1.2875in" fo:margin-top="0.1965in" fo:margin-bottom="0.1965in" table:align="left"/>
    </style:style>
    <style:style style:name="Table4.A" style:family="table-column">
      <style:table-column-properties style:column-width="1.3632in"/>
    </style:style>
    <style:style style:name="Table4.B" style:family="table-column">
      <style:table-column-properties style:column-width="1.0764in"/>
    </style:style>
    <style:style style:name="Table4.C" style:family="table-column">
      <style:table-column-properties style:column-width="1.2271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6" style:family="table">
      <style:table-properties style:width="6.2986in" fo:margin-left="0.2056in" fo:margin-right="0.1889in" fo:margin-top="0.1965in" fo:margin-bottom="0.3938in" table:align="margins"/>
    </style:style>
    <style:style style:name="Table6.A" style:family="table-column">
      <style:table-column-properties style:column-width="0.4646in" style:rel-column-width="4833*"/>
    </style:style>
    <style:style style:name="Table6.B" style:family="table-column">
      <style:table-column-properties style:column-width="5.834in" style:rel-column-width="60702*"/>
    </style:style>
    <style:style style:name="Table6.A1" style:family="table-cell">
      <style:table-cell-properties fo:padding="0.0382in" fo:border="none"/>
    </style:style>
    <style:style style:name="Table6.B1" style:family="table-cell">
      <style:table-cell-properties fo:padding="0.0382in" fo:border="0.0007in solid #000000"/>
    </style:style>
    <style:style style:name="Table7" style:family="table">
      <style:table-properties style:width="6.2986in" fo:margin-left="0.2056in" fo:margin-right="0.1889in" fo:margin-top="0.1965in" fo:margin-bottom="0.1965in" table:align="margins"/>
    </style:style>
    <style:style style:name="Table7.A" style:family="table-column">
      <style:table-column-properties style:column-width="0.4646in" style:rel-column-width="4833*"/>
    </style:style>
    <style:style style:name="Table7.B" style:family="table-column">
      <style:table-column-properties style:column-width="5.834in" style:rel-column-width="60702*"/>
    </style:style>
    <style:style style:name="Table7.A1" style:family="table-cell">
      <style:table-cell-properties fo:padding="0.0382in" fo:border="none"/>
    </style:style>
    <style:style style:name="Table7.B1" style:family="table-cell">
      <style:table-cell-properties fo:padding="0.0382in" fo:border="0.0007in solid #000000"/>
    </style:style>
    <style:style style:name="Table8" style:family="table">
      <style:table-properties style:width="6.6931in" table:align="margins"/>
    </style:style>
    <style:style style:name="Table8.A" style:family="table-column">
      <style:table-column-properties style:column-width="2.5264in" style:rel-column-width="24737*"/>
    </style:style>
    <style:style style:name="Table8.B" style:family="table-column">
      <style:table-column-properties style:column-width="4.1667in" style:rel-column-width="4079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2986in" fo:margin-left="0.2056in" fo:margin-right="0.1889in" fo:margin-top="0.1965in" fo:margin-bottom="0.1965in" table:align="margins"/>
    </style:style>
    <style:style style:name="Table9.A" style:family="table-column">
      <style:table-column-properties style:column-width="0.4653in" style:rel-column-width="4841*"/>
    </style:style>
    <style:style style:name="Table9.B" style:family="table-column">
      <style:table-column-properties style:column-width="5.8333in" style:rel-column-width="60694*"/>
    </style:style>
    <style:style style:name="Table9.A1" style:family="table-cell">
      <style:table-cell-properties style:vertical-align="middle" fo:padding="0.0382in" fo:border="none"/>
    </style:style>
    <style:style style:name="Table9.B1" style:family="table-cell">
      <style:table-cell-properties fo:padding="0.0382in" fo:border="0.0007in solid #000000"/>
    </style:style>
    <style:style style:name="Table10" style:family="table">
      <style:table-properties style:width="6.2917in" fo:margin-left="0.2125in" fo:margin-right="0.1889in" fo:margin-top="0.1181in" fo:margin-bottom="0.1181in" table:align="margins"/>
    </style:style>
    <style:style style:name="Table10.A" style:family="table-column">
      <style:table-column-properties style:column-width="0.4583in" style:rel-column-width="4774*"/>
    </style:style>
    <style:style style:name="Table10.B" style:family="table-column">
      <style:table-column-properties style:column-width="5.8333in" style:rel-column-width="60761*"/>
    </style:style>
    <style:style style:name="Table10.A1" style:family="table-cell">
      <style:table-cell-properties style:vertical-align="middle" fo:padding="0.0382in" fo:border="none"/>
    </style:style>
    <style:style style:name="Table10.B1" style:family="table-cell">
      <style:table-cell-properties fo:padding="0.0382in" fo:border="0.0007in solid #000000"/>
    </style:style>
    <style:style style:name="Table11" style:family="table">
      <style:table-properties style:width="6.6979in" fo:margin-left="0in" table:align="left" fo:keep-with-next="always"/>
    </style:style>
    <style:style style:name="Table11.A" style:family="table-column">
      <style:table-column-properties style:column-width="2.4375in"/>
    </style:style>
    <style:style style:name="Table11.B" style:family="table-column">
      <style:table-column-properties style:column-width="4.2604in"/>
    </style:style>
    <style:style style:name="Table11.1" style:family="table-row">
      <style:table-row-properties style:min-row-height="2.9792in"/>
    </style:style>
    <style:style style:name="Table11.A1" style:family="table-cell">
      <style:table-cell-properties style:vertical-align="middle" fo:padding="0.0382in" fo:border="none"/>
    </style:style>
    <style:style style:name="Table12" style:family="table">
      <style:table-properties style:width="6.6979in" fo:margin-left="0in" table:align="left" fo:keep-with-next="always"/>
    </style:style>
    <style:style style:name="Table12.A" style:family="table-column">
      <style:table-column-properties style:column-width="2.4375in"/>
    </style:style>
    <style:style style:name="Table12.B" style:family="table-column">
      <style:table-column-properties style:column-width="4.2604in"/>
    </style:style>
    <style:style style:name="Table12.1" style:family="table-row">
      <style:table-row-properties style:min-row-height="2.9792in"/>
    </style:style>
    <style:style style:name="Table12.A1" style:family="table-cell">
      <style:table-cell-properties style:vertical-align="middle" fo:padding="0.0382in" fo:border="none"/>
    </style:style>
    <style:style style:name="Table13" style:family="table">
      <style:table-properties style:width="2.9688in" fo:margin-top="0.1181in" fo:margin-bottom="0.1181in" table:align="center"/>
    </style:style>
    <style:style style:name="Table13.A" style:family="table-column">
      <style:table-column-properties style:column-width="1.3326in"/>
    </style:style>
    <style:style style:name="Table13.B" style:family="table-column">
      <style:table-column-properties style:column-width="1.6361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Darktable_20_text">
      <style:text-properties fo:font-weight="normal" style:font-weight-asian="normal" style:font-weight-complex="normal"/>
    </style:style>
    <style:style style:name="P6" style:family="paragraph" style:parent-style-name="Darktable_20_text">
      <style:paragraph-properties fo:text-align="center" style:justify-single-word="false"/>
      <style:text-properties style:font-name="Courier New"/>
    </style:style>
    <style:style style:name="P7" style:family="paragraph" style:parent-style-name="Darktable_20_text">
      <style:text-properties fo:font-style="normal" style:font-style-asian="normal" style:font-style-complex="normal"/>
    </style:style>
    <style:style style:name="P8" style:family="paragraph" style:parent-style-name="Darktable_20_text">
      <style:text-properties fo:font-style="normal" fo:font-weight="normal" style:font-style-asian="normal" style:font-weight-asian="normal" style:font-style-complex="normal" style:font-weight-complex="normal"/>
    </style:style>
    <style:style style:name="P9" style:family="paragraph" style:parent-style-name="Darktable_20_caption">
      <style:paragraph-properties text:number-lines="false" text:line-number="0"/>
    </style:style>
    <style:style style:name="P10" style:family="paragraph" style:parent-style-name="Standard">
      <style:text-properties fo:font-size="11pt"/>
    </style:style>
    <style:style style:name="P11" style:family="paragraph" style:parent-style-name="Table_20_Contents">
      <style:text-properties fo:font-size="11pt"/>
    </style:style>
    <style:style style:name="P12" style:family="paragraph" style:parent-style-name="Table_20_Contents">
      <style:paragraph-properties fo:text-align="center" style:justify-single-word="false"/>
      <style:text-properties fo:font-size="11pt"/>
    </style:style>
    <style:style style:name="P13" style:family="paragraph" style:parent-style-name="Darktable_20_chapter_20_number">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Darktable_20_text">
      <style:paragraph-properties fo:margin-top="0in" fo:margin-bottom="0.0835in"/>
    </style:style>
    <style:style style:name="P16" style:family="paragraph" style:parent-style-name="Figure">
      <style:paragraph-properties fo:text-align="center" style:justify-single-word="false"/>
    </style:style>
    <style:style style:name="P17" style:family="paragraph" style:parent-style-name="Darktable_20_text" style:list-style-name="L1"/>
    <style:style style:name="P18" style:family="paragraph" style:parent-style-name="Darktable_20_text" style:list-style-name="L2"/>
    <style:style style:name="P19" style:family="paragraph" style:parent-style-name="Darktable_20_text" style:list-style-name="L3"/>
    <style:style style:name="P20"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use-window-font-color="true" fo:font-style="italic" fo:font-weight="bold"/>
    </style:style>
    <style:style style:name="T11" style:family="text">
      <style:text-properties fo:font-size="11pt"/>
    </style:style>
    <style:style style:name="T12" style:family="text">
      <style:text-properties style:font-name="Times New Roman1"/>
    </style:style>
    <style:style style:name="T13" style:family="text">
      <style:text-properties fo:font-size="8pt" style:font-size-asian="8pt" style:font-size-complex="8pt"/>
    </style:style>
    <style:style style:name="T14" style:family="text">
      <style:text-properties fo:font-size="8pt" fo:font-style="italic" style:font-size-asian="8pt" style:font-style-asian="italic" style:font-name-complex="Lohit Devanagari" style:font-size-complex="8pt" style:font-style-complex="italic"/>
    </style:style>
    <style:style style:name="fr1" style:family="graphic" style:parent-style-name="Frame">
      <style:graphic-properties fo:margin-left="0in" fo:margin-right="0in" fo:margin-top="0in" fo:margin-bottom="0.1181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965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965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1181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1181in"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1181in" style:run-through="foreground" style:wrap="none" style:vertical-pos="from-top" style:vertical-rel="paragraph" style:horizontal-pos="center" style:horizontal-rel="paragraph" fo:padding="0in" fo:border="none"/>
    </style:style>
    <style:style style:name="fr7" style:family="graphic" style:parent-style-name="Frame">
      <style:graphic-properties fo:margin-left="0in" fo:margin-right="0.1965in" fo:margin-top="0in" fo:margin-bottom="0.1181in" style:run-through="foreground" style:wrap="parallel" style:number-wrapped-paragraphs="no-limit" style:vertical-pos="from-top" style:vertical-rel="paragraph" style:horizontal-pos="left" style:horizontal-rel="paragraph" fo:padding="0in" fo:border="none"/>
    </style:style>
    <style:style style:name="fr8" style:family="graphic" style:parent-style-name="Frame">
      <style:graphic-properties fo:margin-left="0in" fo:margin-right="0in" fo:margin-top="0in" fo:margin-bottom="0.1181in" style:wrap="none" style:vertical-pos="from-top" style:vertical-rel="paragraph" style:horizontal-pos="from-left" style:horizontal-rel="paragraph" fo:padding="0in" fo:border="none"/>
    </style:style>
    <style:style style:name="fr9" style:family="graphic" style:parent-style-name="Frame">
      <style:graphic-properties fo:margin-left="0in" fo:margin-right="0in" fo:margin-top="0in" fo:margin-bottom="0.1965in" style:run-through="foreground" style:wrap="parallel" style:number-wrapped-paragraphs="no-limit" style:vertical-pos="from-top" style:vertical-rel="paragraph" style:horizontal-pos="from-left" style:horizontal-rel="paragraph" fo:padding="0in" fo:border="none"/>
    </style:style>
    <style:style style:name="fr10" style:family="graphic" style:parent-style-name="Frame">
      <style:graphic-properties fo:margin-left="0.1965in" fo:margin-right="0in" fo:margin-top="0in" fo:margin-bottom="0.1181in" style:run-through="foreground" style:wrap="parallel" style:number-wrapped-paragraphs="no-limit" style:vertical-pos="from-top" style:vertical-rel="paragraph" style:horizontal-pos="from-left" style:horizontal-rel="paragraph" fo:padding="0in" fo:border="none"/>
    </style:style>
    <style:style style:name="fr11" style:family="graphic" style:parent-style-name="Frame">
      <style:graphic-properties fo:margin-left="0.1965in" fo:margin-right="0in" fo:margin-top="0in" fo:margin-bottom="0.1181in" style:run-through="foreground" style:wrap="parallel" style:number-wrapped-paragraphs="no-limit" style:vertical-pos="from-top" style:vertical-rel="paragraph" style:horizontal-pos="right" style:horizontal-rel="paragraph" fo:padding="0in" fo:border="none"/>
    </style:style>
    <style:style style:name="fr12" style:family="graphic" style:parent-style-name="Frame">
      <style:graphic-properties fo:margin-left="0.1965in" fo:margin-right="0in" fo:margin-top="0in" fo:margin-bottom="0.1965in" style:run-through="foreground" style:wrap="parallel" style:number-wrapped-paragraphs="no-limit" style:vertical-pos="from-top" style:vertical-rel="paragraph" style:horizontal-pos="right" style:horizontal-rel="paragraph" fo:padding="0in" fo:border="none"/>
    </style:style>
    <style:style style:name="fr13" style:family="graphic" style:parent-style-name="Frame">
      <style:graphic-properties fo:margin-left="0in" fo:margin-right="0in" fo:margin-top="0in" fo:margin-bottom="0.1181in" style:wrap="dynamic" style:number-wrapped-paragraphs="no-limit" style:vertical-pos="from-top" style:vertical-rel="paragraph" style:horizontal-pos="center" style:horizontal-rel="paragraph" fo:padding="0in" fo:border="none"/>
    </style:style>
    <style:style style:name="fr14" style:family="graphic" style:parent-style-name="Frame">
      <style:graphic-properties fo:margin-left="0in" fo:margin-right="0.0984in" fo:margin-top="0in" fo:margin-bottom="0.0984in" style:run-through="foreground" style:wrap="dynamic" style:number-wrapped-paragraphs="no-limit" style:vertical-pos="from-top" style:vertical-rel="paragraph" style:horizontal-pos="from-left" style:horizontal-rel="paragraph" fo:padding="0in" fo:border="none"/>
    </style:style>
    <style:style style:name="fr15" style:family="graphic" style:parent-style-name="Frame">
      <style:graphic-properties fo:margin-left="0.1965in" fo:margin-right="0in" fo:margin-top="0in" fo:margin-bottom="0.1181in" style:run-through="foreground" style:wrap="none" style:vertical-pos="from-top" style:vertical-rel="paragraph" style:horizontal-pos="center" style:horizontal-rel="paragraph" fo:padding="0in" fo:border="none"/>
    </style:style>
    <style:style style:name="fr16" style:family="graphic" style:parent-style-name="Frame">
      <style:graphic-properties fo:margin-left="0in" fo:margin-right="0.1965in" fo:margin-top="0in" fo:margin-bottom="0.1181in" style:wrap="dynamic" style:number-wrapped-paragraphs="no-limit" style:vertical-pos="from-top" style:vertical-rel="paragraph" style:horizontal-pos="left" style:horizontal-rel="paragraph" fo:padding="0in" fo:border="none"/>
    </style:style>
    <style:style style:name="fr17" style:family="graphic" style:parent-style-name="Frame">
      <style:graphic-properties fo:margin-left="0in" fo:margin-right="0.1965in" fo:margin-top="0in" fo:margin-bottom="0.0984in" style:run-through="foreground" style:wrap="parallel" style:number-wrapped-paragraphs="no-limit" style:vertical-pos="from-top" style:vertical-rel="paragraph" style:horizontal-pos="from-left" style:horizontal-rel="paragraph" fo:padding="0in" fo:border="none"/>
    </style:style>
    <style:style style:name="fr18" style:family="graphic" style:parent-style-name="Frame">
      <style:graphic-properties fo:margin-left="0in" fo:margin-right="0in" fo:margin-top="0in" fo:margin-bottom="0.1181in" style:wrap="dynamic" style:number-wrapped-paragraphs="no-limit" style:vertical-pos="top" style:vertical-rel="paragraph" style:horizontal-pos="center" style:horizontal-rel="paragraph" fo:padding="0in" fo:border="none"/>
    </style:style>
    <style:style style:name="fr19" style:family="graphic" style:parent-style-name="Frame">
      <style:graphic-properties fo:margin-left="0in" fo:margin-right="0in" fo:margin-top="0in" fo:margin-bottom="0.1181in" style:wrap="none" style:vertical-pos="from-top" style:vertical-rel="paragraph" style:horizontal-pos="center" style:horizontal-rel="paragraph" fo:background-color="transparent" style:background-transparency="100%" fo:padding="0in" fo:border="none" style:shadow="none">
        <style:background-image/>
      </style:graphic-properties>
    </style:style>
    <style:style style:name="fr20" style:family="graphic" style:parent-style-name="Frame">
      <style:graphic-properties fo:margin-left="0in" fo:margin-right="0.1965in" fo:margin-top="0in" fo:margin-bottom="0.1181in" style:run-through="foreground" style:wrap="dynamic" style:number-wrapped-paragraphs="no-limit" style:vertical-pos="from-top" style:vertical-rel="paragraph" style:horizontal-pos="from-left" style:horizontal-rel="paragraph" fo:padding="0in" fo:border="none"/>
    </style:style>
    <style:style style:name="fr21" style:family="graphic" style:parent-style-name="Frame">
      <style:graphic-properties fo:margin-left="0in" fo:margin-right="0in" fo:margin-top="0in" fo:margin-bottom="0.1181in" style:wrap="none" style:vertical-pos="from-top" style:vertical-rel="paragraph" style:horizontal-pos="center" style:horizontal-rel="paragraph" fo:padding="0in" fo:border="none"/>
    </style:style>
    <style:style style:name="fr22" style:family="graphic" style:parent-style-name="Frame">
      <style:graphic-properties fo:margin-left="0in" fo:margin-right="0in" fo:margin-top="0in" fo:margin-bottom="0.1181in" style:wrap="dynamic" style:number-wrapped-paragraphs="no-limit" style:vertical-pos="from-top" style:vertical-rel="paragraph" style:horizontal-pos="from-left" style:horizontal-rel="paragraph" fo:padding="0in" fo:border="none"/>
    </style:style>
    <style:style style:name="fr23" style:family="graphic" style:parent-style-name="Frame">
      <style:graphic-properties fo:margin-left="0.1965in" fo:margin-right="0in" fo:margin-top="0in" fo:margin-bottom="0.1181in" style:wrap="dynamic" style:number-wrapped-paragraphs="no-limit" style:vertical-pos="from-top" style:vertical-rel="paragraph" style:horizontal-pos="center" style:horizontal-rel="paragraph" fo:padding="0in" fo:border="none"/>
    </style:style>
    <style:style style:name="fr24" style:family="graphic" style:parent-style-name="Frame">
      <style:graphic-properties fo:margin-left="0in" fo:margin-right="0.1965in" fo:margin-top="0in" fo:margin-bottom="0.1181in" style:run-through="foreground" style:wrap="none" style:vertical-pos="from-top" style:vertical-rel="paragraph" style:horizontal-pos="center" style:horizontal-rel="paragraph" fo:padding="0in" fo:border="none"/>
    </style:style>
    <style:style style:name="fr25" style:family="graphic" style:parent-style-name="Frame">
      <style:graphic-properties fo:margin-left="0in" fo:margin-right="0.1965in" fo:margin-top="0in" fo:margin-bottom="0.1181in" style:run-through="foreground" style:wrap="parallel" style:number-wrapped-paragraphs="no-limit" style:vertical-pos="from-top" style:vertical-rel="paragraph" style:horizontal-pos="from-left" style:horizontal-rel="paragraph" fo:padding="0in" fo:border="none"/>
    </style:style>
    <style:style style:name="fr26" style:family="graphic" style:parent-style-name="Frame">
      <style:graphic-properties fo:margin-left="0in" fo:margin-right="0.1965in" fo:margin-top="0in" fo:margin-bottom="0.1181in" style:run-through="foreground" style:wrap="none" style:vertical-pos="top" style:vertical-rel="paragraph" style:horizontal-pos="from-left" style:horizontal-rel="paragraph" fo:padding="0in" fo:border="none"/>
    </style:style>
    <style:style style:name="fr27"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hadow="none"/>
    </style:style>
    <style:style style:name="fr2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9" style:family="graphic" style:parent-style-name="Graphics">
      <style:graphic-properties style:run-through="foreground" style:wrap="none" style:vertical-pos="bottom"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left="0in" fo:margin-right="0.1965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2" style:family="graphic" style:parent-style-name="Graphics">
      <style:graphic-properties fo:margin-left="0.1965in" fo:margin-right="0.1965in" fo:margin-top="0.1965in" fo:margin-bottom="0.1965in" style:run-through="foreground" style:wrap="non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4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4" style:family="graphic" style:parent-style-name="Graphics">
      <style:graphic-properties fo:margin-top="0in" fo:margin-bottom="0.0783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5" style:family="graphic" style:parent-style-name="Graphics">
      <style:graphic-properties style:vertical-pos="from-top" style:vertical-rel="paragraph" style:horizontal-pos="center" style:horizontal-rel="paragraph" style:mirror="none" fo:clip="rect(0.3744in, 0in, 0in, 0in)" draw:luminance="0%" draw:contrast="0%" draw:red="0%" draw:green="0%" draw:blue="0%" draw:gamma="100%" draw:color-inversion="false" draw:image-opacity="100%" draw:color-mode="standard"/>
    </style:style>
    <style:style style:name="fr4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7"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49"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0" style:family="graphic" style:parent-style-name="Graphics">
      <style:graphic-properties fo:margin-left="0in" fo:margin-right="0in" fo:margin-top="0in" fo:margin-bottom="0.0043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1" style:family="graphic" style:parent-style-name="Graphics">
      <style:graphic-properties style:run-through="background" style:wrap="run-through" style:number-wrapped-paragraphs="no-limit"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2" style:family="graphic" style:parent-style-name="Graphics">
      <style:graphic-properties style:run-through="background" style:wrap="run-through" style:number-wrapped-paragraphs="no-limit"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53" style:family="graphic" style:parent-style-name="Graphics">
      <style:graphic-properties style:run-through="back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3">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s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 table:style-name="Table1">
        <table:table-column table:style-name="Table1.A"/>
        <table:table-column table:style-name="Table1.B"/>
        <text:soft-page-break/>
        <table:table-row>
          <table:table-cell table:style-name="Table1.A1" office:value-type="string">
            <text:p text:style-name="P11"><draw:frame draw:style-name="fr29" draw:name="graphics11" text:anchor-type="as-char" svg:width="0.2665in" svg:height="0.2665in" draw:z-index="0"><draw:image xlink:href="Pictures/100002010000008000000080D45F7F9D.png" xlink:type="simple" xlink:show="embed" xlink:actuate="onLoad"/></draw:frame> </text:p>
          </table:table-cell>
          <table:table-cell table:style-name="Table1.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2" table:style-name="Table2">
              <table:table-column table:style-name="Table2.A"/>
              <table:table-column table:style-name="Table2.B"/>
              <table:table-row>
                <table:table-cell table:style-name="Table2.A1" office:value-type="string">
                  <text:p text:style-name="Table_20_Heading">Color temperature</text:p>
                </table:table-cell>
                <table:table-cell table:style-name="Table2.B1" office:value-type="string">
                  <text:p text:style-name="Table_20_Heading">Light source</text:p>
                </table:table-cell>
              </table:table-row>
              <table:table-row>
                <table:table-cell table:style-name="Table2.A2" office:value-type="string">
                  <text:p text:style-name="P11">1000-2000 K</text:p>
                </table:table-cell>
                <table:table-cell table:style-name="Table2.B2" office:value-type="string">
                  <text:p text:style-name="P11">Candlelight</text:p>
                </table:table-cell>
              </table:table-row>
              <table:table-row>
                <table:table-cell table:style-name="Table2.A2" office:value-type="string">
                  <text:p text:style-name="P11">2500-3500 K</text:p>
                </table:table-cell>
                <table:table-cell table:style-name="Table2.B2" office:value-type="string">
                  <text:p text:style-name="P11">Tungsten bulb (household variety)</text:p>
                </table:table-cell>
              </table:table-row>
              <table:table-row>
                <table:table-cell table:style-name="Table2.A2" office:value-type="string">
                  <text:p text:style-name="P11">3000-4000 K</text:p>
                </table:table-cell>
                <table:table-cell table:style-name="Table2.B2" office:value-type="string">
                  <text:p text:style-name="P11">Sunrise/Sunset (clear sky)</text:p>
                </table:table-cell>
              </table:table-row>
              <table:table-row>
                <table:table-cell table:style-name="Table2.A2" office:value-type="string">
                  <text:p text:style-name="P11">4000-5000 K</text:p>
                </table:table-cell>
                <table:table-cell table:style-name="Table2.B2" office:value-type="string">
                  <text:p text:style-name="P11">Fluorescent lamps</text:p>
                </table:table-cell>
              </table:table-row>
              <table:table-row>
                <table:table-cell table:style-name="Table2.A2" office:value-type="string">
                  <text:p text:style-name="P11">5000-5500 K</text:p>
                </table:table-cell>
                <table:table-cell table:style-name="Table2.B2" office:value-type="string">
                  <text:p text:style-name="P11">Electronic flash</text:p>
                </table:table-cell>
              </table:table-row>
              <table:table-row>
                <table:table-cell table:style-name="Table2.A2" office:value-type="string">
                  <text:p text:style-name="P11">5500-6500 K</text:p>
                </table:table-cell>
                <table:table-cell table:style-name="Table2.B2" office:value-type="string">
                  <text:p text:style-name="P11">Daylight with clear sky (sun overhead)</text:p>
                </table:table-cell>
              </table:table-row>
              <table:table-row>
                <table:table-cell table:style-name="Table2.A2" office:value-type="string">
                  <text:p text:style-name="P11">6500-8000 K</text:p>
                </table:table-cell>
                <table:table-cell table:style-name="Table2.B2" office:value-type="string">
                  <text:p text:style-name="P11">Moderately overcast sky</text:p>
                </table:table-cell>
              </table:table-row>
              <table:table-row>
                <table:table-cell table:style-name="Table2.A2" office:value-type="string">
                  <text:p text:style-name="P11">9000-10000 K</text:p>
                </table:table-cell>
                <table:table-cell table:style-name="Table2.B2" office:value-type="string">
                  <text:p text:style-name="P1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3" table:style-name="Table3">
        <table:table-column table:style-name="Table3.A"/>
        <table:table-column table:style-name="Table3.B"/>
        <table:table-row>
          <table:table-cell table:style-name="Table3.A1" office:value-type="string">
            <text:p text:style-name="P12"><draw:frame draw:style-name="fr30" draw:name="graphics12" text:anchor-type="as-char" svg:width="0.6874in" svg:height="0.2602in" draw:z-index="20"><draw:image xlink:href="Pictures/1000000000000042000000192D399896.png" xlink:type="simple" xlink:show="embed" xlink:actuate="onLoad"/></draw:frame></text:p>
          </table:table-cell>
          <table:table-cell table:style-name="Table3.B1" office:value-type="string">
            <text:p text:style-name="P12">Auto white balance</text:p>
          </table:table-cell>
        </table:table-row>
        <table:table-row>
          <table:table-cell table:style-name="Table3.A2" office:value-type="string">
            <text:p text:style-name="P12"><draw:frame draw:style-name="fr31" draw:name="graphics2" text:anchor-type="as-char" svg:width="0.5102in" svg:height="0.2602in" draw:z-index="22"><draw:image xlink:href="Pictures/100000000000003100000019E2CE6325.png" xlink:type="simple" xlink:show="embed" xlink:actuate="onLoad"/></draw:frame></text:p>
          </table:table-cell>
          <table:table-cell table:style-name="Table3.B2" office:value-type="string">
            <text:p text:style-name="P12">Custom</text:p>
          </table:table-cell>
        </table:table-row>
        <table:table-row>
          <table:table-cell table:style-name="Table3.A2" office:value-type="string">
            <text:p text:style-name="P12"><draw:frame draw:style-name="fr30" draw:name="graphics3" text:anchor-type="as-char" svg:width="0.4063in" svg:height="0.2602in" draw:z-index="24"><draw:image xlink:href="Pictures/100000000000002700000019894D1254.png" xlink:type="simple" xlink:show="embed" xlink:actuate="onLoad"/></draw:frame></text:p>
          </table:table-cell>
          <table:table-cell table:style-name="Table3.B2" office:value-type="string">
            <text:p text:style-name="P12">Kelvin</text:p>
          </table:table-cell>
        </table:table-row>
        <table:table-row>
          <table:table-cell table:style-name="Table3.A2" office:value-type="string">
            <text:p text:style-name="P12"><draw:frame draw:style-name="fr30" draw:name="graphics4" text:anchor-type="as-char" svg:width="0.3437in" svg:height="0.3228in" draw:z-index="27"><draw:image xlink:href="Pictures/10000000000000210000001FFCC62DE0.png" xlink:type="simple" xlink:show="embed" xlink:actuate="onLoad"/></draw:frame></text:p>
          </table:table-cell>
          <table:table-cell table:style-name="Table3.B2" office:value-type="string">
            <text:p text:style-name="P12">Tungsten</text:p>
          </table:table-cell>
        </table:table-row>
        <table:table-row>
          <table:table-cell table:style-name="Table3.A2" office:value-type="string">
            <text:p text:style-name="P12"><draw:frame draw:style-name="fr30" draw:name="graphics5" text:anchor-type="as-char" svg:width="0.3126in" svg:height="0.302in" draw:z-index="29"><draw:image xlink:href="Pictures/100000000000001E0000001DA24E57B3.png" xlink:type="simple" xlink:show="embed" xlink:actuate="onLoad"/></draw:frame></text:p>
          </table:table-cell>
          <table:table-cell table:style-name="Table3.B2" office:value-type="string">
            <text:p text:style-name="P12">Fluorescent</text:p>
          </table:table-cell>
        </table:table-row>
        <table:table-row>
          <table:table-cell table:style-name="Table3.A2" office:value-type="string">
            <text:p text:style-name="P12"><draw:frame draw:style-name="fr30" draw:name="graphics6" text:anchor-type="as-char" svg:width="0.302in" svg:height="0.302in" draw:z-index="31"><draw:image xlink:href="Pictures/100000000000001D0000001D1D439CAD.png" xlink:type="simple" xlink:show="embed" xlink:actuate="onLoad"/></draw:frame></text:p>
          </table:table-cell>
          <table:table-cell table:style-name="Table3.B2" office:value-type="string">
            <text:p text:style-name="P12">Daylight</text:p>
          </table:table-cell>
        </table:table-row>
        <table:table-row>
          <table:table-cell table:style-name="Table3.A2" office:value-type="string">
            <text:p text:style-name="P12"><draw:frame draw:style-name="fr30" draw:name="graphics7" text:anchor-type="as-char" svg:width="0.1874in" svg:height="0.302in" draw:z-index="33"><draw:image xlink:href="Pictures/10000000000000120000001DA21C6E70.png" xlink:type="simple" xlink:show="embed" xlink:actuate="onLoad"/></draw:frame></text:p>
          </table:table-cell>
          <table:table-cell table:style-name="Table3.B2" office:value-type="string">
            <text:p text:style-name="P12">Flash</text:p>
          </table:table-cell>
        </table:table-row>
        <table:table-row>
          <table:table-cell table:style-name="Table3.A2" office:value-type="string">
            <text:p text:style-name="P12"><draw:frame draw:style-name="fr30" draw:name="graphics8" text:anchor-type="as-char" svg:width="0.4063in" svg:height="0.2709in" draw:z-index="34"><draw:image xlink:href="Pictures/10000000000000270000001A20EF8581.png" xlink:type="simple" xlink:show="embed" xlink:actuate="onLoad"/></draw:frame></text:p>
          </table:table-cell>
          <table:table-cell table:style-name="Table3.B2" office:value-type="string">
            <text:p text:style-name="P12">Cloudy</text:p>
          </table:table-cell>
        </table:table-row>
        <table:table-row>
          <table:table-cell table:style-name="Table3.A2" office:value-type="string">
            <text:p text:style-name="P12"><draw:frame draw:style-name="fr30" draw:name="graphics9" text:anchor-type="as-char" svg:width="0.4272in" svg:height="0.2811in" draw:z-index="36"><draw:image xlink:href="Pictures/10000000000000290000001BB1E7ED44.png" xlink:type="simple" xlink:show="embed" xlink:actuate="onLoad"/></draw:frame></text:p>
          </table:table-cell>
          <table:table-cell table:style-name="Table3.B2" office:value-type="string">
            <text:p text:style-name="P12">Shade</text:p>
          </table:table-cell>
        </table:table-row>
      </table:table>
      <text:p text:style-name="Darktable_20_text">The first three white balances allow for a range of color temperatures. <text:span text:style-name="T4">Auto white balance</text:span> is available in all digital cameras and uses a best guess algorithm within a limited range — usually between 3000/4000 K and 7000 K. <text:span text:style-name="T4">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3"><text:sequence-ref text:reference-format="category-and-value" text:ref-name="refFigure0">Figure 1</text:sequence-ref></text:span><text:span text:style-name="T3">.</text:span></text:p>
      <text:p text:style-name="Darktable_20_text"><draw:frame draw:style-name="fr1" draw:name="Frame1" text:anchor-type="paragraph" svg:width="3.0098in" draw:z-index="10"><draw:text-box fo:min-height="2.3535in"><text:p text:style-name="Darktable_20_caption"><draw:frame draw:style-name="fr32" draw:name="graphics10" text:anchor-type="paragraph" svg:x="0.0016in" svg:y="0.0008in" svg:width="3.0098in" style:rel-width="100%" svg:height="2.3535in" style:rel-height="scale" draw:z-index="11"><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725537478" text:style-name="L1">
        <text:list-item>
          <text:p text:style-name="P17">changing tint, temperature in and temperature out;</text:p>
        </text:list-item>
        <text:list-item>
          <text:p text:style-name="P17">modifying the values of red, green and blue;</text:p>
        </text:list-item>
        <text:list-item>
          <text:p text:style-name="P17">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0.3937in" svg:y="0in" svg:width="2.7528in" draw:z-index="4"><draw:text-box fo:min-height="2.328in"><text:p text:style-name="Darktable_20_caption"><draw:frame draw:style-name="fr33" draw:name="graphics121" text:anchor-type="paragraph" svg:y="0.0008in" svg:width="1.3764in" style:rel-width="50%" svg:height="2.0835in" style:rel-height="scale" draw:z-index="74"><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3.5437in" svg:y="0in" svg:width="2.7528in" draw:z-index="23"><draw:text-box fo:min-height="2.328in"><text:p text:style-name="Darktable_20_caption"><draw:frame draw:style-name="fr33" draw:name="graphics13" text:anchor-type="paragraph" svg:y="0.0008in" svg:width="1.3764in" style:rel-width="50%" svg:height="2.0835in" style:rel-height="scale" draw:z-index="25"><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4" draw:name="Frame4" text:anchor-type="paragraph" svg:x="0.3937in" svg:y="2.3626in" svg:width="2.7528in" draw:z-index="41"><draw:text-box fo:min-height="2.328in"><text:p text:style-name="Darktable_20_caption"><draw:frame draw:style-name="fr33" draw:name="graphics14" text:anchor-type="paragraph" svg:y="0.0008in" svg:width="1.3764in" style:rel-width="50%" svg:height="2.0835in" style:rel-height="scale" draw:z-index="42"><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4" draw:name="Frame5" text:anchor-type="paragraph" svg:x="3.5437in" svg:y="2.3626in" svg:width="2.7528in" draw:z-index="54"><draw:text-box fo:min-height="2.328in"><text:p text:style-name="Darktable_20_caption"><draw:frame draw:style-name="fr33" draw:name="graphics15" text:anchor-type="paragraph" svg:y="0.0008in" svg:width="1.3764in" style:rel-width="50%" svg:height="2.0835in" style:rel-height="scale" draw:z-index="55"><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text"><draw:frame draw:style-name="fr4" draw:name="Frame6" text:anchor-type="paragraph" svg:x="1.9701in" svg:y="0.2075in" svg:width="3.5028in" draw:z-index="75"><draw:text-box fo:min-height="2.3398in"><text:p text:style-name="Darktable_20_caption"><draw:frame draw:style-name="fr33" draw:name="graphics16" text:anchor-type="paragraph" svg:y="0.0008in" svg:width="1.4016in" style:rel-width="40%" svg:height="2.0835in" style:rel-height="scale" draw:z-index="76"><draw:image xlink:href="../images/fosdinovo-1.316-4709-5000.jpg" xlink:type="simple" xlink:show="embed" xlink:actuate="onLoad"/></draw:frame>Figure <text:sequence text:ref-name="refFigure5"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Darktable_20_heading_20_3"><draw:frame draw:style-name="fr2" draw:name="Frame81" text:anchor-type="paragraph" svg:x="3.5437in" svg:y="0in" svg:width="2.7528in" draw:z-index="15"><draw:text-box fo:min-height="2.328in"><text:p text:style-name="Darktable_20_caption"><draw:frame draw:style-name="fr33" draw:name="graphics18" text:anchor-type="paragraph" svg:y="0.0008in" svg:width="1.3764in" style:rel-width="50%" svg:height="2.0835in" style:rel-height="scale" draw:z-index="16"><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0.3937in" svg:y="0in" svg:width="2.7528in" draw:z-index="19"><draw:text-box fo:min-height="2.328in"><text:p text:style-name="Darktable_20_caption"><draw:frame draw:style-name="fr33" draw:name="graphics17" text:anchor-type="paragraph" svg:y="0.0008in" svg:width="1.3764in" style:rel-width="50%" svg:height="2.0835in" style:rel-height="scale" draw:z-index="21"><draw:image xlink:href="../images/fosdinovo-5-1-1.jpg" xlink:type="simple" xlink:show="embed" xlink:actuate="onLoad"/></draw:frame>Figure <text:sequence text:ref-name="refFigure7" text:name="Figure" text:formula="ooow:Figure+1" style:num-format="1">7</text:sequence>: R: 5, G: 1, B: 1</text:p></draw:text-box></draw:frame><draw:frame draw:style-name="fr4" draw:name="Frame9" text:anchor-type="paragraph" svg:x="0.3937in" svg:y="2.339in" svg:width="2.7528in" draw:z-index="30"><draw:text-box fo:min-height="2.328in"><text:p text:style-name="Darktable_20_caption"><draw:frame draw:style-name="fr33" draw:name="graphics19" text:anchor-type="paragraph" svg:y="0.0008in" svg:width="1.3764in" style:rel-width="50%" svg:height="2.0835in" style:rel-height="scale" draw:z-index="32"><draw:image xlink:href="../images/fosdinovo-1-1-5.jpg" xlink:type="simple" xlink:show="embed" xlink:actuate="onLoad"/></draw:frame>Figure <text:sequence text:ref-name="refFigure8" text:name="Figure" text:formula="ooow:Figure+1" style:num-format="1">9</text:sequence>: R: 5, G: 1, B: 1</text:p></draw:text-box></draw:frame><draw:frame draw:style-name="fr4" draw:name="Frame10" text:anchor-type="paragraph" svg:x="3.5437in" svg:y="2.339in" svg:width="2.7528in" draw:z-index="39"><draw:text-box fo:min-height="2.328in"><text:p text:style-name="Darktable_20_caption"><draw:frame draw:style-name="fr33" draw:name="graphics20" text:anchor-type="paragraph" svg:y="0.0008in" svg:width="1.3764in" style:rel-width="50%" svg:height="2.0835in" style:rel-height="scale" draw:z-index="40"><draw:image xlink:href="../images/fosdinovo-1.316-4709-5000.jpg" xlink:type="simple" xlink:show="embed" xlink:actuate="onLoad"/></draw:frame>Figure <text:sequence text:ref-name="refFigure9" text:name="Figure" text:formula="ooow:Figure+1" style:num-format="1">10</text:sequence>: R: <text:span text:style-name="T8">1.566, G: 1, B: 1.257</text:span></text:p></draw:text-box></draw:frame><text:soft-page-break/>White balance with preset values</text:p>
      <text:p text:style-name="P2">Darktable provides a number of presets of white balance suitable to the most common lighting conditions. These are:</text:p>
      <text:list xml:id="list107999268" text:style-name="L2">
        <text:list-item>
          <text:p text:style-name="P18">Camera white balance</text:p>
        </text:list-item>
        <text:list-item>
          <text:p text:style-name="P18">Spot white balance</text:p>
        </text:list-item>
        <text:list-item>
          <text:p text:style-name="P18">Passthrough</text:p>
        </text:list-item>
        <text:list-item>
          <text:p text:style-name="P18">Daylight</text:p>
        </text:list-item>
        <text:list-item>
          <text:p text:style-name="P18">Shade</text:p>
        </text:list-item>
        <text:list-item>
          <text:p text:style-name="P18">Cloudy</text:p>
        </text:list-item>
        <text:list-item>
          <text:p text:style-name="P18">Tungsten</text:p>
        </text:list-item>
        <text:list-item>
          <text:p text:style-name="P18">White fluorescent</text:p>
        </text:list-item>
        <text:list-item>
          <text:p text:style-name="P18">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4" draw:name="Frame11" text:anchor-type="paragraph" svg:x="0.3937in" svg:y="0in" svg:width="2.7528in" draw:z-index="45"><draw:text-box fo:min-height="2.328in"><text:p text:style-name="Darktable_20_caption"><draw:frame draw:style-name="fr33" draw:name="graphics21" text:anchor-type="paragraph" svg:y="0.0008in" svg:width="1.3764in" style:rel-width="50%" svg:height="2.0835in" style:rel-height="scale" draw:z-index="46"><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4" draw:name="Frame12" text:anchor-type="paragraph" svg:x="3.5437in" svg:y="0in" svg:width="2.7528in" draw:z-index="50"><draw:text-box fo:min-height="2.328in"><text:p text:style-name="Darktable_20_caption"><draw:frame draw:style-name="fr33" draw:name="graphics22" text:anchor-type="paragraph" svg:y="0.0008in" svg:width="1.3764in" style:rel-width="50%" svg:height="2.0835in" style:rel-height="scale" draw:z-index="51"><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eset</text:p>
          </table:table-cell>
          <table:table-cell table:style-name="Table4.A1" office:value-type="string">
            <text:p text:style-name="Table_20_Heading">Tint</text:p>
          </table:table-cell>
          <table:table-cell table:style-name="Table4.C1" office:value-type="string">
            <text:p text:style-name="Table_20_Heading">Temperature</text:p>
          </table:table-cell>
        </table:table-row>
        <table:table-row>
          <table:table-cell table:style-name="Table4.A2" office:value-type="string">
            <text:p text:style-name="P11">Daylight</text:p>
          </table:table-cell>
          <table:table-cell table:style-name="Table4.A2" office:value-type="string">
            <text:p text:style-name="P12">0.978</text:p>
          </table:table-cell>
          <table:table-cell table:style-name="Table4.C2" office:value-type="string">
            <text:p text:style-name="P12">5285 K</text:p>
          </table:table-cell>
        </table:table-row>
        <table:table-row>
          <table:table-cell table:style-name="Table4.A2" office:value-type="string">
            <text:p text:style-name="P11">Shade</text:p>
          </table:table-cell>
          <table:table-cell table:style-name="Table4.A2" office:value-type="string">
            <text:p text:style-name="P12">0.952</text:p>
          </table:table-cell>
          <table:table-cell table:style-name="Table4.C2" office:value-type="string">
            <text:p text:style-name="P12">6523 K</text:p>
          </table:table-cell>
        </table:table-row>
        <table:table-row>
          <table:table-cell table:style-name="Table4.A2" office:value-type="string">
            <text:p text:style-name="P11">Cloudy</text:p>
          </table:table-cell>
          <table:table-cell table:style-name="Table4.A2" office:value-type="string">
            <text:p text:style-name="P12">0.964</text:p>
          </table:table-cell>
          <table:table-cell table:style-name="Table4.C2" office:value-type="string">
            <text:p text:style-name="P12">5870 K</text:p>
          </table:table-cell>
        </table:table-row>
        <table:table-row>
          <table:table-cell table:style-name="Table4.A2" office:value-type="string">
            <text:p text:style-name="P11">Tungsten</text:p>
          </table:table-cell>
          <table:table-cell table:style-name="Table4.A2" office:value-type="string">
            <text:p text:style-name="P12">1.064</text:p>
          </table:table-cell>
          <table:table-cell table:style-name="Table4.C2" office:value-type="string">
            <text:p text:style-name="P12">3641 K</text:p>
          </table:table-cell>
        </table:table-row>
        <table:table-row>
          <table:table-cell table:style-name="Table4.A2" office:value-type="string">
            <text:p text:style-name="P11">White fluorescent</text:p>
          </table:table-cell>
          <table:table-cell table:style-name="Table4.A2" office:value-type="string">
            <text:p text:style-name="P12">0.962</text:p>
          </table:table-cell>
          <table:table-cell table:style-name="Table4.C2" office:value-type="string">
            <text:p text:style-name="P12">4129 K</text:p>
          </table:table-cell>
        </table:table-row>
        <table:table-row>
          <table:table-cell table:style-name="Table4.A2" office:value-type="string">
            <text:p text:style-name="P11">Flash</text:p>
          </table:table-cell>
          <table:table-cell table:style-name="Table4.A2" office:value-type="string">
            <text:p text:style-name="P12">0.941</text:p>
          </table:table-cell>
          <table:table-cell table:style-name="Table4.C2" office:value-type="string">
            <text:p text:style-name="P1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2.9681in" draw:z-index="1"><draw:text-box fo:min-height="0.6457in"><text:p text:style-name="Darktable_20_caption"><draw:frame draw:style-name="fr32" draw:name="graphics23" text:anchor-type="paragraph" svg:x="0.0016in" svg:y="0.0008in" svg:width="2.9681in" style:rel-width="100%" svg:height="0.6457in" style:rel-height="scale" draw:z-index="2"><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3">Theme, Emphasis</text:span></text:span><text:span text:style-name="Darktable_20_emphasis"><text:span text:style-name="T9"> and </text:span></text:span><text:span text:style-name="Darktable_20_emphasis"><text:span text:style-name="T3">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6" table:style-name="Table6">
        <table:table-column table:style-name="Table6.A"/>
        <table:table-column table:style-name="Table6.B"/>
        <table:table-row>
          <table:table-cell table:style-name="Table6.A1" office:value-type="string">
            <text:p text:style-name="P11"><draw:frame draw:style-name="fr34" draw:name="graphics52" text:anchor-type="char" svg:width="0.2665in" svg:height="0.2665in" draw:z-index="3"><draw:image xlink:href="Pictures/100002010000008000000080D45F7F9D.png" xlink:type="simple" xlink:show="embed" xlink:actuate="onLoad"/></draw:frame> </text:p>
          </table:table-cell>
          <table:table-cell table:style-name="Table6.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11"><draw:frame draw:style-name="fr34" draw:name="graphics110" text:anchor-type="char" svg:width="0.2665in" svg:height="0.2665in" draw:z-index="5"><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6" draw:name="Frame14" text:anchor-type="paragraph" svg:y="-0.0043in" svg:width="4.2035in" draw:z-index="6"><draw:text-box fo:min-height="1.7354in"><text:p text:style-name="Darktable_20_caption"><draw:frame draw:style-name="fr33" draw:name="graphics26" text:anchor-type="paragraph" svg:y="0.0008in" svg:width="1.9689in" svg:height="1.4744in" draw:z-index="7"><draw:image xlink:href="../images/ruleofthirds.png" xlink:type="simple" xlink:show="embed" xlink:actuate="onLoad"/></draw:frame>Figure <text:sequence text:ref-name="refFigure13" text:name="Figure" text:formula="ooow:Figure+1" style:num-format="1">14</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8"> where the intersecting lines are drawn at a different ratio than 1/3, called </text:span></text:span><text:span text:style-name="Darktable_20_emphasis">golden section</text:span><text:span text:style-name="Darktable_20_emphasis"><text:span text:style-name="T8">.</text:span></text:span></text:p>
      <text:p text:style-name="Darktable_20_text"><draw:frame draw:style-name="fr6" draw:name="Frame91" text:anchor-type="paragraph" svg:y="0.0819in" svg:width="2.8126in" draw:z-index="8"><draw:text-box fo:min-height="1.7965in"><text:p text:style-name="Darktable_20_caption"><draw:frame draw:style-name="fr35" draw:name="graphics141" text:anchor-type="paragraph" svg:x="0in" svg:y="0in" svg:width="2.8126in" style:rel-width="100%" svg:height="1.6252in" style:rel-height="scale" draw:z-index="9"><draw:image xlink:href="../images/270px-Golden_ratio_line.svg.png" xlink:type="simple" xlink:show="embed" xlink:actuate="onLoad"/></draw:frame>Figure <text:sequence text:ref-name="refFigure14" text:name="Figure" text:formula="ooow:Figure+1" style:num-format="1">15</text:sequence>: the golden section</text:p></draw:text-box></draw:frame>The <text:span text:style-name="T3">golden section </text:span>is a line segment divided according to the golden ratio: the total length <text:span text:style-name="T10">a + b</text:span> is to the length of the longer segment <text:span text:style-name="T10">a</text:span> as the length of <text:span text:style-name="T10">a</text:span> is to the length of the shorter segment <text:span text:style-name="T10">b</text:span>. Dividing the frame with golden lines with golden sections we obtain a grid like in <text:sequence-ref text:reference-format="category-and-value" text:ref-name="refFigure15">Figure 16</text:sequence-ref>.</text:p>
      <text:p text:style-name="Darktable_20_text"><draw:frame draw:style-name="fr6" draw:name="Frame811" text:anchor-type="paragraph" svg:y="0.0957in" svg:width="2.7854in" draw:z-index="13"><draw:text-box fo:min-height="1.561in"><text:p text:style-name="Darktable_20_caption"><draw:frame draw:style-name="fr33" draw:name="graphics131" text:anchor-type="paragraph" svg:y="0.0008in" svg:width="1.9689in" svg:height="1.3075in" draw:z-index="14"><draw:image xlink:href="../images/goldensection.png" xlink:type="simple" xlink:show="embed" xlink:actuate="onLoad"/></draw:frame>Figure <text:sequence text:ref-name="refFigure15" text:name="Figure" text:formula="ooow:Figure+1" style:num-format="1">16</text:sequence>: golden section rule</text:p></draw:text-box></draw:frame><text:span text:style-name="Darktable_20_emphasis"><text:span text:style-name="T8">Another rule used to place the main point of interest is </text:span></text:span>rule of <text:span text:style-name="Darktable_20_emphasis">dynamic symmetry</text:span>, illustrated in <text:span text:style-name="T11"><text:sequence-ref text:reference-format="category-and-value" text:ref-name="refFigure16">Figure 17</text:sequence-ref></text:span>.</text:p>
      <text:p text:style-name="Darktable_20_text"><draw:frame draw:style-name="fr6" draw:name="Frame21" text:anchor-type="paragraph" svg:y="0.0165in" svg:width="2.4189in" draw:z-index="139"><draw:text-box fo:min-height="1.5811in"><text:p text:style-name="Darktable_20_caption"><draw:frame draw:style-name="fr33" draw:name="graphics31" text:anchor-type="paragraph" svg:y="0.0008in" svg:width="1.9689in" svg:height="1.3075in" draw:z-index="140"><draw:image xlink:href="../images/dynamicsymmetry.png" xlink:type="simple" xlink:show="embed" xlink:actuate="onLoad"/></draw:frame>Figure <text:sequence text:ref-name="refFigure16"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1"><text:sequence-ref text:reference-format="category-and-value" text:ref-name="ref0">Error: Reference source not found</text:sequence-ref></text:span>.</text:p>
      <text:p text:style-name="Darktable_20_text"/>
      <text:p text:style-name="Darktable_20_text"><draw:frame draw:style-name="fr7" draw:name="Frame101" text:anchor-type="paragraph" svg:y="0.1181in" svg:width="1.9929in" draw:z-index="141"><draw:text-box fo:min-height="1.4902in"><text:p text:style-name="Darktable_20_caption"><draw:frame draw:style-name="fr36" draw:name="graphics151" text:anchor-type="paragraph" svg:y="0in" svg:width="1.9689in" svg:height="1.3075in" draw:z-index="142"><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8">,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2">The simpler and more direct a picture is, the clearer and stronger is the resulting statement, making it easily readable by a viewer.</text:span></text:p>
      <text:p text:style-name="P3"><draw:frame draw:style-name="fr8" draw:name="Frame31" text:anchor-type="paragraph" svg:x="0.0083in" svg:y="0.3445in" svg:width="3.378in" draw:z-index="17"><draw:text-box fo:min-height="1.8193in"><text:p text:style-name="Darktable_20_caption"><draw:frame draw:style-name="fr37" draw:name="graphics41" text:anchor-type="paragraph" svg:width="2.1654in" svg:height="1.6217in" draw:z-index="18"><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4" draw:name="Frame41" text:anchor-type="paragraph" svg:x="3.3854in" svg:y="0.348in" svg:width="3.2992in" draw:z-index="26"><draw:text-box fo:min-height="1.8161in"><text:p text:style-name="Darktable_20_caption"><draw:frame draw:style-name="fr36" draw:name="graphics51" text:anchor-type="paragraph" svg:y="0in" svg:width="2.1654in" svg:height="1.6138in" draw:z-index="28"><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pan text:style-name="T11"><text:sequence-ref text:reference-format="category-and-value" text:ref-name="refFigure18">Figure 19</text:sequence-ref></text:span> is against a cluttered background, thus not immediately recognizable. The starfish in <text:span text:style-name="T11"><text:sequence-ref text:reference-format="category-and-value" text:ref-name="refFigure19">Figure 20</text:sequence-ref></text:span> is instead against a neutral and cleaner background, making the subject of the picture immediately recognizable.</text:p>
      <text:p text:style-name="P3">A good practice in looking for simplicity is to first select a subject that allow a simple arrangement of the objects in the scene. </text:p>
      <text:p text:style-name="P3">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8">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8">,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647600145" text:style-name="L3">
        <text:list-item>
          <text:p text:style-name="P19">An object far from the center of the picture seems to have more weight than one near the center. </text:p>
        </text:list-item>
        <text:list-item>
          <text:p text:style-name="P19">Objects in the upper part of a picture seem heavier than objects of the same size in the lower part of a picture. </text:p>
        </text:list-item>
        <text:list-item>
          <text:p text:style-name="P19">Isolation seems to increase the weight of an object. </text:p>
        </text:list-item>
        <text:list-item>
          <text:p text:style-name="P19">Intensely interesting objects seem to have more compositional weight. </text:p>
        </text:list-item>
        <text:list-item>
          <text:p text:style-name="P19">Regular shapes seem to have more weight than irregular shapes. </text:p>
        </text:list-item>
        <text:list-item>
          <text:p text:style-name="P19">Elements on the right side of an asymmetrical picture appear to have more weight than elements of the same size on the left side of the picture. </text:p>
        </text:list-item>
        <text:list-item>
          <text:p text:style-name="P19">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draw:frame draw:style-name="fr9" draw:name="Frame111" text:anchor-type="paragraph" svg:x="2.5445in" svg:y="-0.0055in" svg:width="4.1665in" draw:z-index="72"><draw:text-box fo:min-height="3.228in"><text:p text:style-name="Darktable_20_caption"><draw:frame draw:style-name="fr36" draw:name="graphics161" text:anchor-type="paragraph" svg:y="0.0457in" svg:width="1.8811in" svg:height="2.7909in" draw:z-index="73"><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20">Figure 21</text:sequence-ref>)</text:p>
      <text:p text:style-name="P3">Lines can be effective elements of composition, because they give structure to photographs. Lines can unify composition by directing the viewer's eyes and attention to the main point of <text:soft-page-break/>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4">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0" draw:name="Frame121" text:anchor-type="paragraph" svg:x="2.3752in" svg:y="0.2472in" svg:width="4.3181in" draw:z-index="35"><draw:text-box fo:min-height="3.1484in"><text:p text:style-name="Darktable_20_caption"><draw:frame draw:style-name="fr38" draw:name="graphics1" text:anchor-type="paragraph" svg:width="3.9307in" svg:height="2.9583in" draw:z-index="77"><draw:image xlink:href="../images/pattern.jpg" xlink:type="simple" xlink:show="embed" xlink:actuate="onLoad"/></draw:frame>Figure <text:sequence text:ref-name="refFigure21"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text:soft-page-break/>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8" draw:name="Frame51" text:anchor-type="paragraph" svg:x="0in" svg:y="0.0646in" svg:width="6.6929in" draw:z-index="37"><draw:text-box fo:min-height="2.7311in"><text:p text:style-name="Darktable_20_caption"><draw:frame draw:style-name="fr39" draw:name="graphics61" text:anchor-type="paragraph" svg:y="0in" svg:width="2.3626in" svg:height="2.3626in" draw:z-index="38"><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draw:frame draw:style-name="fr11" draw:name="Frame61" text:anchor-type="paragraph" svg:y="0.0118in" svg:width="3.2929in" draw:z-index="43"><draw:text-box fo:min-height="2.7138in"><text:p text:style-name="Darktable_20_caption"><draw:frame draw:style-name="fr40" draw:name="graphics71" text:anchor-type="paragraph" svg:width="2.3626in" svg:height="2.3626in" draw:z-index="44"><draw:image xlink:href="../images/merge1.jpg" xlink:type="simple" xlink:show="embed" xlink:actuate="onLoad"/></draw:frame>Figure <text:sequence text:ref-name="refFigure23" text:name="Figure" text:formula="ooow:Figure+1" style:num-format="1">24</text:sequence>: example of common merger to avoid in portraits</text:p></draw:text-box></draw:frame><text:soft-page-break/>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12" draw:name="Frame71" text:anchor-type="paragraph" svg:y="0.0764in" svg:width="3.2791in" draw:z-index="143"><draw:text-box fo:min-height="2.0299in"><text:p text:style-name="Darktable_20_caption"><draw:frame draw:style-name="fr33" draw:name="graphics81" text:anchor-type="paragraph" svg:y="0.0008in" svg:width="2.361in" svg:height="1.7783in" draw:z-index="144"><draw:image xlink:href="../images/merge2.jpg" xlink:type="simple" xlink:show="embed" xlink:actuate="onLoad"/></draw:frame>Figure <text:sequence text:ref-name="refFigure24" text:name="Figure" text:formula="ooow:Figure+1" style:num-format="1">25</text:sequence>: an example of border merger</text:p></draw:text-box></draw:frame><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11"><draw:frame draw:style-name="fr41" draw:name="graphics91" text:anchor-type="paragraph" svg:x="0in" svg:y="0.1571in" svg:width="2.45in" svg:height="1.8374in" draw:z-index="49"><draw:image xlink:href="../images/Too_much_headroom.png" xlink:type="simple" xlink:show="embed" xlink:actuate="onLoad"/></draw:frame></text:p>
          </table:table-cell>
          <table:table-cell table:style-name="Table8.B1" office:value-type="string">
            <text:p text:style-name="P11">Excessive amount of headroom, with the subject's nose centered in the frame (a common mistake).</text:p>
          </table:table-cell>
        </table:table-row>
        <text:soft-page-break/>
        <table:table-row>
          <table:table-cell table:style-name="Table8.A2" office:value-type="string">
            <text:p text:style-name="P11"><draw:frame draw:style-name="fr41" draw:name="graphics101" text:anchor-type="paragraph" svg:x="0in" svg:y="0.1736in" svg:width="2.45in" svg:height="1.8374in" draw:z-index="47"><draw:image xlink:href="../images/Not_enough_headroom.png" xlink:type="simple" xlink:show="embed" xlink:actuate="onLoad"/></draw:frame></text:p>
          </table:table-cell>
          <table:table-cell table:style-name="Table8.B2" office:value-type="string">
            <text:p text:style-name="P11">A subtle lack of headroom with the subject's eyes only 28% of the way down from the top, not 33%.</text:p>
          </table:table-cell>
        </table:table-row>
        <table:table-row>
          <table:table-cell table:style-name="Table8.A2" office:value-type="string">
            <text:p text:style-name="P11"><draw:frame draw:style-name="fr41" draw:name="graphics111" text:anchor-type="paragraph" svg:x="0in" svg:y="0.1646in" svg:width="2.45in" svg:height="1.8374in" draw:z-index="48"><draw:image xlink:href="../images/Correct_headroom.png" xlink:type="simple" xlink:show="embed" xlink:actuate="onLoad"/></draw:frame></text:p>
          </table:table-cell>
          <table:table-cell table:style-name="Table8.B2" office:value-type="string">
            <text:p text:style-name="P11">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0" draw:name="Frame141" text:anchor-type="paragraph" svg:x="3.2673in" svg:y="0.0154in" svg:width="3.4299in" draw:z-index="52"><draw:text-box fo:min-height="2.639in"><text:p text:style-name="Darktable_20_caption"><draw:frame draw:style-name="fr33" draw:name="graphics181" text:anchor-type="paragraph" svg:y="0.0008in" svg:width="2.3626in" svg:height="2.3626in" draw:z-index="53"><draw:image xlink:href="../images/chromaricaberration.jpg" xlink:type="simple" xlink:show="embed" xlink:actuate="onLoad"/></draw:frame>Figure <text:sequence text:ref-name="refFigure25" text:name="Figure" text:formula="ooow:Figure+1" style:num-format="1">26</text:sequence>: example of chromatic aberration</text:p></draw:text-box></draw:frame>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25">Figure 26</text:sequence-ref>.</text:p>
      <text:p text:style-name="Darktable_20_text">Because these distortions are introduced by the lens, they apply to all pictures in the same way <text:soft-page-break/>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26">Figure 27</text:sequence-ref>.</text:p>
      <text:p text:style-name="Darktable_20_text"><draw:frame draw:style-name="fr1" draw:name="Frame131" text:anchor-type="paragraph" svg:width="3.0618in" draw:z-index="151"><draw:text-box fo:min-height="2.0201in"><text:p text:style-name="Darktable_20_caption"><draw:frame draw:style-name="fr32" draw:name="graphics171" text:anchor-type="paragraph" svg:x="0.0016in" svg:y="0.0008in" svg:width="3.0618in" style:rel-width="100%" svg:height="2.0201in" style:rel-height="scale" draw:z-index="152"><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13" draw:name="Frame15" text:anchor-type="paragraph" svg:y="0.0075in" svg:width="6.4681in" draw:z-index="145"><draw:text-box fo:min-height="4.5602in"><text:p text:style-name="Darktable_20_caption"><draw:frame draw:style-name="fr42" draw:name="graphics191" text:anchor-type="paragraph" svg:x="0.1575in" svg:y="0.0839in" svg:width="2.9165in" svg:height="1.9173in" draw:z-index="146"><draw:image xlink:href="../images/lenscorrection-orig.jpg" xlink:type="simple" xlink:show="embed" xlink:actuate="onLoad"/></draw:frame><draw:frame draw:style-name="fr41" draw:name="graphics201" text:anchor-type="paragraph" svg:x="3.3602in" svg:y="0.0783in" svg:width="2.9165in" svg:height="1.9173in" draw:z-index="147"><draw:image xlink:href="../images/lenscorrection-rectilinear.jpg" xlink:type="simple" xlink:show="embed" xlink:actuate="onLoad"/></draw:frame><draw:frame draw:style-name="fr43" draw:name="graphics211" text:anchor-type="paragraph" svg:x="0.161in" svg:y="2.1264in" svg:width="2.9165in" svg:height="1.9173in" draw:z-index="148"><draw:image xlink:href="Pictures/1000000000000190000001075B050FAB.jpg" xlink:type="simple" xlink:show="embed" xlink:actuate="onLoad"/></draw:frame><draw:frame draw:style-name="fr43" draw:name="graphics221" text:anchor-type="paragraph" svg:x="3.3728in" svg:y="2.1098in" svg:width="2.9165in" svg:height="1.9398in" draw:z-index="149"><draw:image xlink:href="../images/lenscorrection-panoramic.jpg" xlink:type="simple" xlink:show="embed" xlink:actuate="onLoad"/></draw:frame><draw:frame draw:style-name="fr44" draw:name="graphics231" text:anchor-type="paragraph" svg:x="0.161in" svg:y="4.1409in" svg:width="2.9165in" svg:height="1.9398in" draw:z-index="150"><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3"><draw:frame draw:style-name="fr13" draw:name="Frame16" text:anchor-type="paragraph" svg:y="0.0165in" svg:width="5.6465in" draw:z-index="56"><draw:text-box fo:min-height="2.2201in"><text:p text:style-name="Darktable_20_caption"><draw:frame draw:style-name="fr43" draw:name="graphics241" text:anchor-type="paragraph" svg:x="0.8665in" svg:y="0in" svg:width="1.9165in" svg:height="1.9063in" draw:z-index="57"><draw:image xlink:href="../images/chromaricaberration_nothing.jpg" xlink:type="simple" xlink:show="embed" xlink:actuate="onLoad"/></draw:frame><draw:frame draw:style-name="fr41" draw:name="graphics251" text:anchor-type="paragraph" svg:x="3.0193in" svg:y="0in" svg:width="1.9165in" svg:height="1.9063in" draw:z-index="58"><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765592413" text:style-name="L4">
        <text:list-item>
          <text:p text:style-name="P20">to crop the image so to change the composition;</text:p>
        </text:list-item>
        <text:list-item>
          <text:p text:style-name="P20">to rotate the image to correct composition problems;</text:p>
        </text:list-item>
        <text:list-item>
          <text:p text:style-name="P20">to correct keystone distortion.</text:p>
        </text:list-item>
      </text:list>
      <text:p text:style-name="Darktable_20_heading_20_4">Crop</text:p>
      <text:p text:style-name="Darktable_20_text"><draw:frame draw:style-name="fr14" draw:name="Frame17" text:anchor-type="paragraph" svg:x="0.0016in" svg:y="0.5744in" svg:width="4.2457in" draw:z-index="59"><draw:text-box fo:min-height="3.4311in"><text:p text:style-name="Darktable_20_caption"><draw:frame draw:style-name="fr32" draw:name="graphics261" text:anchor-type="paragraph" svg:x="0.0016in" svg:y="0.0008in" svg:width="2.0835in" svg:height="3.1252in" draw:z-index="60"><draw:image xlink:href="../images/Piandulares.jpg" xlink:type="simple" xlink:show="embed" xlink:actuate="onLoad"/></draw:frame><draw:frame draw:style-name="fr35" draw:name="graphics28" text:anchor-type="paragraph" svg:x="2.1626in" svg:y="0.0937in" svg:width="2.0835in" svg:height="3.1425in" draw:z-index="61"><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5" draw:name="Frame23" text:anchor-type="paragraph" svg:y="0.0209in" svg:width="3.6709in" draw:z-index="62"><draw:text-box fo:min-height="2.3319in"><text:p text:style-name="P9"><draw:frame draw:style-name="fr45" draw:name="graphics27" text:anchor-type="paragraph" svg:y="0in" svg:width="2.7563in" svg:height="2.2075in" draw:z-index="63"><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30">Figure 31</text:sequence-ref>). </text:p>
      <text:p text:style-name="Darktable_20_text"><draw:frame draw:style-name="fr16" draw:name="Frame18" text:anchor-type="paragraph" svg:y="0.0398in" svg:width="2.1181in" draw:z-index="64"><draw:text-box fo:min-height="3.4764in"><text:p text:style-name="Darktable_20_caption"><draw:frame draw:style-name="fr37" draw:name="graphics29" text:anchor-type="paragraph" svg:width="2.0835in" svg:height="3.1252in" draw:z-index="65"><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n. The default is free, which allows a free aspect ration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31">Figure 32</text:sequence-ref> and press <text:span text:style-name="Darktable_20_emphasis">enter</text:span>.</text:p>
      <text:p text:style-name="Darktable_20_text"><draw:frame draw:style-name="fr11" draw:name="Frame19" text:anchor-type="paragraph" svg:y="0.7311in" svg:width="4.1665in" draw:z-index="66"><draw:text-box fo:min-height="2.552in"><text:p text:style-name="Darktable_20_caption"><draw:frame draw:style-name="fr32" draw:name="graphics311" text:anchor-type="paragraph" svg:x="0.0016in" svg:y="0.0008in" svg:width="4.1665in" style:rel-width="100%" svg:height="2.552in" style:rel-height="scale" draw:z-index="67"><draw:image xlink:href="../images/crop3.jpg" xlink:type="simple" xlink:show="embed" xlink:actuate="onLoad"/></draw:frame>Figure <text:sequence text:ref-name="refFigure32"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46" draw:name="graphics30" text:anchor-type="as-char" svg:y="-0.1508in" svg:width="0.1457in" svg:height="0.1457in" draw:z-index="12"><draw:image xlink:href="../../../symbols/swap-aspect-ratio.png" xlink:type="simple" xlink:show="embed" xlink:actuate="onLoad"/></draw:frame> or press Ctrl-X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text:soft-page-break/>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4">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17" draw:name="Frame20" text:anchor-type="paragraph" svg:x="0.0016in" svg:y="0.0591in" svg:width="2.3626in" draw:z-index="68"><draw:text-box fo:min-height="3.5016in"><text:p text:style-name="Darktable_20_caption"><draw:frame draw:style-name="fr35" draw:name="graphics32" text:anchor-type="paragraph" svg:x="0.0016in" svg:y="0in" svg:width="2.3626in" style:rel-width="100%" svg:height="3.5016in" style:rel-height="scale" draw:z-index="69"><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33">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34">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10"><draw:frame draw:style-name="fr13" draw:name="Frame211" text:anchor-type="paragraph" svg:y="0.0217in" svg:width="6.002in" draw:z-index="70"><draw:text-box fo:min-height="4.3835in"><text:p text:style-name="Darktable_20_caption"><draw:frame draw:style-name="fr35" draw:name="graphics33" text:anchor-type="paragraph" svg:x="0.0709in" svg:y="0in" svg:width="2.802in" svg:height="4.1665in" draw:z-index="71"><draw:image xlink:href="../images/keystone_before.jpg" xlink:type="simple" xlink:show="embed" xlink:actuate="onLoad"/></draw:frame><draw:frame draw:style-name="fr41" draw:name="graphics25" text:anchor-type="paragraph" svg:x="3.1in" svg:y="0in" svg:width="2.802in" svg:height="4.1665in" draw:z-index="78"><draw:image xlink:href="../images/keystone_after.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9" table:style-name="Table9">
        <table:table-column table:style-name="Table9.A"/>
        <table:table-column table:style-name="Table9.B"/>
        <table:table-row>
          <table:table-cell table:style-name="Table9.A1" office:value-type="string">
            <text:p text:style-name="P12"><draw:frame draw:style-name="fr47" draw:name="graphics34" text:anchor-type="as-char" svg:width="0.2665in" svg:height="0.2665in" draw:z-index="121"><draw:image xlink:href="Pictures/100002010000008000000080D45F7F9D.png" xlink:type="simple" xlink:show="embed" xlink:actuate="onLoad"/></draw:frame> </text:p>
          </table:table-cell>
          <table:table-cell table:style-name="Table9.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 a different point of view for photographers, because human beings see in color and the world is full of color, but a black and white image is only defined by contrast among lights and shadows.</text:p>
      <text:p text:style-name="Darktable_20_text">Why someone may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5">The light is part of the electromagnetic spectrum visible by the human eye. This part is only a fraction of the entire spectrum, as shown in <text:sequence-ref text:reference-format="category-and-value" text:ref-name="refFigure35">Figure 36</text:sequence-ref>. </text:p>
      <text:p text:style-name="P5"/>
      <text:p text:style-name="P5"><draw:frame draw:style-name="fr18" draw:name="Frame42" text:anchor-type="paragraph" svg:width="6.6929in" draw:z-index="113"><draw:text-box fo:min-height="3.9689in"><text:p text:style-name="Darktable_20_caption"><draw:frame draw:style-name="fr41" draw:name="graphics62" text:anchor-type="paragraph" svg:x="0in" svg:y="-0.2189in" svg:width="6.6929in" svg:height="3.9689in" draw:z-index="114"><draw:image xlink:href="../images/1000px-EM_Spectrum_Properties_edit.svg.png" xlink:type="simple" xlink:show="embed" xlink:actuate="onLoad"/></draw:frame>Figure <text:sequence text:ref-name="refFigure35" text:name="Figure" text:formula="ooow:Figure+1" style:num-format="1">36</text:sequence>: The electromagnetic spectrum <text:span text:style-name="T13">(from Wikimedia Commons, by Inductiveload)</text:span></text:p></draw:text-box></draw:frame><draw:frame draw:style-name="fr10" draw:name="Frame43" text:anchor-type="paragraph" svg:x="3.3437in" svg:y="4.4827in" svg:width="3.4016in" draw:z-index="115"><draw:text-box fo:min-height="3.648in"><text:p text:style-name="Darktable_20_caption"><draw:frame draw:style-name="fr37" draw:name="graphics63" text:anchor-type="paragraph" svg:width="3.4016in" svg:height="3.4555in" draw:z-index="116"><draw:image xlink:href="../images/1000px-Schematic_diagram_of_the_human_eye_en.svg.png" xlink:type="simple" xlink:show="embed" xlink:actuate="onLoad"/></draw:frame>Figure <text:sequence text:ref-name="refFigure36" text:name="Figure" text:formula="ooow:Figure+1" style:num-format="1">37</text:sequence>: The human eye</text:p></draw:text-box></draw:frame>In particular, the human eye, illustrated in <text:sequence-ref text:reference-format="category-and-value" text:ref-name="refFigure36">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3">Usually the ratio of rods over cones is 20:1 (</text:span>4.5 million cone cells and 90 millio<text:span text:style-name="T11">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37">Figure 38</text:sequence-ref>.</text:p>
      <text:h text:style-name="Darktable_20_heading_20_2" text:outline-level="3"><draw:frame draw:style-name="fr5" draw:name="Frame44" text:anchor-type="paragraph" svg:width="5.2083in" draw:z-index="117"><draw:text-box fo:min-height="3.2236in"><text:p text:style-name="P16"><draw:frame draw:style-name="fr37" draw:name="graphics64" text:anchor-type="paragraph" svg:width="3.9366in" svg:height="2.9646in" draw:z-index="118"><draw:image xlink:href="../images/500px-Cones_SMJ2_E.svg.png" xlink:type="simple" xlink:show="embed" xlink:actuate="onLoad"/></draw:frame>Figure <text:sequence text:ref-name="refFigure37"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3">However, in most digital camera,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8">by its wavelength range. One of the most used filter is the </text:span><text:span text:style-name="T6">Bayer filter </text:span><text:span text:style-name="T9">(</text:span><text:span text:style-name="T9"><text:sequence-ref text:reference-format="category-and-value" text:ref-name="refFigure38">Figure 39</text:sequence-ref></text:span><text:span text:style-name="T9">)</text:span><text:span text:style-name="T8">, which has a pattern composed of 50% green, 25% red and 25% blue, because the human eye is more sensitive to green.</text:span></text:p>
      <text:p text:style-name="P14"><draw:frame draw:style-name="fr13" draw:name="Frame8" text:anchor-type="paragraph" svg:y="-0.0071in" svg:width="6.0465in" draw:z-index="79"><draw:text-box fo:min-height="3.3256in"><text:p text:style-name="P9"><draw:frame draw:style-name="fr35" draw:name="graphics40" text:anchor-type="paragraph" svg:x="1.2689in" svg:y="0in" svg:width="3.1492in" svg:height="3.1492in" draw:z-index="80"><draw:image xlink:href="../images/500px-Bayer_pattern_on_sensor.svg.png" xlink:type="simple" xlink:show="embed" xlink:actuate="onLoad"/></draw:frame>Figure <text:sequence text:ref-name="refFigure38" text:name="Figure" text:formula="ooow:Figure+1" style:num-format="1">39</text:sequence>: Bayer filter over a sensor <text:span text:style-name="T13">(from Wikimedia Commons, by Colin </text:span><text:span text:style-name="T14">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3">, </text:span><text:span text:style-name="T3">all images are capture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5">Now, by starting with a colour photo and converting it to black and white in darktable, we have complete control over the conversion. Darkening a blue sky is easy, once we know how, and one can decide exactly how dark he or she wants it to be.</text:p>
      <text:p text:style-name="P5">Most digital SLRs (and some compacts) have a black and white mode. In this case, the camera does the conversion but the results are usually poor, flat, washed out photos. </text:p>
      <text:p text:style-name="Darktable_20_text"><text:span text:style-name="T3">There is not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3">black</text:span></text:span><text:span text:style-name="T3"> and </text:span><text:span text:style-name="Darktable_20_emphasis"><text:span text:style-name="T3">white</text:span></text:span><text:span text:style-name="T3">. Blacks shall be very black and whites very white. Between black and white there is a range of tonal gradations that should be distributed so that there is enough contrast to pop up all point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e to the viewer to use imagination without the constraint of real hues. </text:p>
      <text:p text:style-name="Darktable_20_heading_20_3">Using monochrome plugin</text:p>
      <text:p text:style-name="Darktable_20_text"><text:span text:style-name="T11">The first and most important darktable plugin to convert an image to black and white is the monochrome plugin. </text:span><text:span text:style-name="T3">Open the file Lamps.CR2</text:span><text:span text:style-name="T3">, darktable shows the image as illustrated in </text:span><text:span text:style-name="T3"><text:sequence-ref text:reference-format="category-and-value" text:ref-name="refFigure39">Figure 40</text:sequence-ref></text:span><text:span text:style-name="T3">.</text:span></text:p>
      <text:p text:style-name="Darktable_20_text"><draw:frame draw:style-name="fr5" draw:name="Frame46" text:anchor-type="paragraph" svg:width="6.6929in" draw:z-index="122"><draw:text-box fo:min-height="4.0154in"><text:p text:style-name="Darktable_20_caption"><draw:frame draw:style-name="fr32" draw:name="graphics66" text:anchor-type="paragraph" svg:x="0.0016in" svg:y="0.0008in" svg:width="6.6929in" style:rel-width="100%" svg:height="4.0154in" style:rel-height="scale" draw:z-index="123"><draw:image xlink:href="../images/ui_open_lamps.png" xlink:type="simple" xlink:show="embed" xlink:actuate="onLoad"/></draw:frame>Figure <text:sequence text:ref-name="refFigure39" text:name="Figure" text:formula="ooow:Figure+1" style:num-format="1">40</text:sequence>: Darkroom with Lamps.CR2 opened</text:p></draw:text-box></draw:frame></text:p>
      <text:p text:style-name="Darktable_20_text"><draw:frame draw:style-name="fr19" draw:name="Frame45" text:anchor-type="paragraph" svg:y="0.0291in" svg:width="6.6929in" draw:z-index="119"><draw:text-box fo:min-height="4.0154in"><text:p text:style-name="Darktable_20_caption"><draw:frame draw:style-name="fr48" draw:name="graphics65" text:anchor-type="paragraph" svg:x="0.0016in" svg:y="-0.0547in" svg:width="6.6929in" style:rel-width="100%" svg:height="4.0154in" style:rel-height="scale" draw:z-index="120"><draw:image xlink:href="../images/ui_open_lamps_bw_default.png" xlink:type="simple" xlink:show="embed" xlink:actuate="onLoad"/></draw:frame>Figure <text:sequence text:ref-name="refFigure40" text:name="Figure" text:formula="ooow:Figure+1" style:num-format="1">41</text:sequence>: Image with monochrome plugin activated</text:p></draw:text-box></draw:frame><text:soft-page-break/>Note on the right panel the monochrome plugin (in the <text:span text:style-name="T6">Effect</text:span><text:span text:style-name="T8"> group) </text:span>expanded but not activated yet. <text:span text:style-name="T8">Activate it by clicking on the symbol on its top left bar, the image will convert to black and white (</text:span><text:span text:style-name="T8"><text:sequence-ref text:reference-format="category-and-value" text:ref-name="refFigure40">Figure 41</text:sequence-ref></text:span><text:span text:style-name="T8">).</text:span></text:p>
      <text:p text:style-name="Darktable_20_text">The naïve way to convert a color image to a grayscale one is performed by applying the formula :</text:p>
      <text:p text:style-name="P6"><text:span text:style-name="T9">Grayscale pixel = </text:span><text:span text:style-name="T8">30%Red, 59%Green, 11%Blue of the original pixel</text:span></text:p>
      <text:p text:style-name="Darktable_20_text"><text:span text:style-name="T9">Usually it is possible to convert an image to black and white in different ways, because a </text:span><text:span text:style-name="T8">different use of the color channels simulates the effect of shooting a film with colored photographic filters on the cameras. This </text:span><text:span text:style-name="T8">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10" table:style-name="Table10">
        <table:table-column table:style-name="Table10.A"/>
        <table:table-column table:style-name="Table10.B"/>
        <table:table-row>
          <table:table-cell table:style-name="Table10.A1" office:value-type="string">
            <text:p text:style-name="P12"><draw:frame draw:style-name="fr49" draw:name="graphics35" text:anchor-type="as-char" svg:y="-2.2016in" svg:width="0.2665in" svg:height="0.2665in" draw:z-index="136"><draw:image xlink:href="Pictures/100002010000008000000080D45F7F9D.png" xlink:type="simple" xlink:show="embed" xlink:actuate="onLoad"/></draw:frame></text:p>
          </table:table-cell>
          <table:table-cell table:style-name="Table10.B1" office:value-type="string">
            <text:p text:style-name="Darktable_20_heading_20_3"><draw:frame draw:style-name="fr10" draw:name="Frame37" text:anchor-type="paragraph" svg:x="3.7055in" svg:y="0.1429in" svg:width="2in" draw:z-index="137"><draw:text-box fo:min-height="2in"><text:p text:style-name="Darktable_20_caption"><draw:frame draw:style-name="fr33" draw:name="graphics57" text:anchor-type="paragraph" svg:y="0.0008in" svg:width="1.5752in" svg:height="1.5752in" draw:z-index="138"><draw:image xlink:href="../images/600px-Filters_6187.jpg" xlink:type="simple" xlink:show="embed" xlink:actuate="onLoad"/></draw:frame>Figure <text:sequence text:ref-name="refFigure41" text:name="Figure" text:formula="ooow:Figure+1" style:num-format="1">42</text:sequence>: Lens filters, <text:span text:style-name="T13">(from Wikimedia Commons, by Ashley Pomeroy</text:span><text:span text:style-name="T14">)</text:span></text:p></draw:text-box></draw:frame>Color filters</text:p>
            <text:p text:style-name="Darktable_20_text">When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divided in two categories: the conversion filters and the colored filters used to enhance a <text:soft-page-break/>color component. The formers were used with film, because each film type is white balanced to a particular temperature, for example 5600K or 3200K (tungsten light), and the filter can adapt the ambient temperature with the temperature of the film. <text:span text:style-name="T11">For example, a daylight-calibrated film must be used with a blue filter when the only available light is tungsten (usually at 3200°K) in order to cool down the temperature.</text:span></text:p>
            <text:p text:style-name="Darktable_20_text"><draw:frame draw:style-name="fr20" draw:name="Frame36" text:anchor-type="paragraph" svg:x="0in" svg:y="0.5047in" svg:width="2.8756in" draw:z-index="132"><draw:text-box fo:min-height="2.0634in"><text:p text:style-name="Darktable_20_caption"><draw:frame draw:style-name="fr50" draw:name="graphics56" text:anchor-type="paragraph" svg:x="0.65in" svg:y="0in" svg:width="1.5752in" svg:height="1.5752in" draw:z-index="133"><draw:image xlink:href="../images/filter_color_80B.JPG" xlink:type="simple" xlink:show="embed" xlink:actuate="onLoad"/></draw:frame>Figure <text:sequence text:ref-name="refFigure42" text:name="Figure" text:formula="ooow:Figure+1" style:num-format="1">43</text:sequence>: A blue filter (80B) to use with daylight film and tungsten light, <text:span text:style-name="T13">(from Wikimedia Commons, by mestesso</text:span><text:span text:style-name="T14">)</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filter. </text:p>
            <text:p text:style-name="Darktable_20_text">A nature shoot can be enhanced by a green filter, which brings out the trees (and especially the leaves) and darkens the sky.</text:p>
          </table:table-cell>
        </table:table-row>
      </table:table>
      <text:p text:style-name="Darktable_20_heading_20_3">Using the channel mixer</text:p>
      <text:p text:style-name="Darktable_20_text">One of the most used way to convert a color picture to black and white is using the <text:span text:style-name="T6">channel mixer. </text:span><text:span text:style-name="T8">Basically it is used to balance the composition of red, green and blue colors in the image. <text:tab/>Its panel is illustrated in </text:span><text:span text:style-name="T8"><text:sequence-ref text:reference-format="category-and-value" text:ref-name="refFigure43">Figure 44</text:sequence-ref></text:span><text:span text:style-name="T8">.</text:span></text:p>
      <text:p text:style-name="P7"><draw:frame draw:style-name="fr21" draw:name="Frame22" text:anchor-type="paragraph" svg:y="0.0972in" svg:width="2.6772in" style:rel-width="40%" svg:height="1.6646in" fo:min-height="17%" draw:z-index="81"><draw:text-box><text:p text:style-name="Darktable_20_caption"><draw:frame draw:style-name="fr33" draw:name="graphics42" text:anchor-type="paragraph" svg:y="0.0008in" svg:width="2.3626in" svg:height="1.4244in" draw:z-index="82"><draw:image xlink:href="../images/ui_channel_mixer.png" xlink:type="simple" xlink:show="embed" xlink:actuate="onLoad"/></draw:frame>Figure <text:sequence text:ref-name="refFigure43"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7">By default all source channels are zeroed. The image will be converted to black and white only when all bars (red, green and blue) have values different from zero.</text:p>
      <text:p text:style-name="P7"><draw:frame draw:style-name="fr22" draw:name="Frame24" text:anchor-type="paragraph" svg:x="0.0209in" svg:y="0.2492in" svg:width="6.6929in" draw:z-index="83"><draw:text-box fo:min-height="4.0445in"><text:p text:style-name="Darktable_20_caption"><draw:frame draw:style-name="fr33" draw:name="graphics43" text:anchor-type="paragraph" svg:y="0in" svg:width="4.3799in" svg:height="3.6in" draw:z-index="84"><draw:image xlink:href="../images/ui_channel_mixer_only_2_channels.png" xlink:type="simple" xlink:show="embed" xlink:actuate="onLoad"/></draw:frame>Figure <text:sequence text:ref-name="refFigure44" text:name="Figure" text:formula="ooow:Figure+1" style:num-format="1">45</text:sequence>: The channel mixer, set to the gray channel, with only two source channel modified does not modify the image</text:p></draw:text-box></draw:frame><text:soft-page-break/>For example, by setting the red and green to 0.5 the photo remains unchanged (<text:sequence-ref text:reference-format="category-and-value" text:ref-name="refFigure44">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45">Figure 46</text:sequence-ref>), otherwise the photo will be overexposed, like in <text:sequence-ref text:reference-format="category-and-value" text:ref-name="refFigure46">Figure 47</text:sequence-ref>.</text:p>
      <text:p text:style-name="Darktable_20_text"><draw:frame draw:style-name="fr5" draw:name="Frame25" text:anchor-type="paragraph" svg:width="5.05in" draw:z-index="85"><draw:text-box fo:min-height="3.5228in"><text:p text:style-name="Darktable_20_caption"><draw:frame draw:style-name="fr33" draw:name="graphics44" text:anchor-type="paragraph" svg:y="0in" svg:width="3.9366in" svg:height="3.2425in" draw:z-index="86"><draw:image xlink:href="../images/ui_channel_mixer_all_channels.png" xlink:type="simple" xlink:show="embed" xlink:actuate="onLoad"/></draw:frame>Figure <text:sequence text:ref-name="refFigure45" text:name="Figure" text:formula="ooow:Figure+1" style:num-format="1">46</text:sequence>: Channel mixer with channel values set to (0.4, 0.4, 0.2)</text:p></draw:text-box></draw:frame></text:p>
      <text:p text:style-name="Darktable_20_text"><draw:frame draw:style-name="fr21" draw:name="Frame26" text:anchor-type="paragraph" svg:y="0.1098in" svg:width="5.0543in" draw:z-index="87"><draw:text-box fo:min-height="3.5728in"><text:p text:style-name="Darktable_20_caption"><draw:frame draw:style-name="fr33" draw:name="graphics45" text:anchor-type="paragraph" svg:y="0.0008in" svg:width="3.9366in" svg:height="3.3118in" draw:z-index="88"><draw:image xlink:href="../images/ui_channel_mixer_all_channels_overexposed.png" xlink:type="simple" xlink:show="embed" xlink:actuate="onLoad"/></draw:frame>Figure <text:sequence text:ref-name="refFigure46" text:name="Figure" text:formula="ooow:Figure+1" style:num-format="1">47</text:sequence>: Channel mixer with values that overexpose the image</text:p></draw:text-box></draw:frame><text:soft-page-break/>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47">Figure 48</text:sequence-ref>.</text:p>
      <text:p text:style-name="Darktable_20_text"><draw:frame draw:style-name="fr5" draw:name="Frame27" text:anchor-type="paragraph" svg:width="2.6126in" draw:z-index="89"><draw:text-box fo:min-height="2.2618in"><text:p text:style-name="Darktable_20_caption"><draw:frame draw:style-name="fr33" draw:name="graphics46" text:anchor-type="paragraph" svg:y="0.0008in" svg:width="2.3772in" svg:height="2.1563in" draw:z-index="90"><draw:image xlink:href="../images/ui_channel_mixer_presets.png" xlink:type="simple" xlink:show="embed" xlink:actuate="onLoad"/></draw:frame>Figure <text:sequence text:ref-name="refFigure47" text:name="Figure" text:formula="ooow:Figure+1" style:num-format="1">48</text:sequence>: Channel mixer presets</text:p></draw:text-box></draw:frame>The default <text:span text:style-name="T7">b/w </text:span><text:span text:style-name="T9">preset assigns the values 0.210 , 0.720 , 0.070 to the channels red, green and blue. </text:span></text:p>
      <text:p text:style-name="P8"><draw:frame draw:style-name="fr5" draw:name="Frame28" text:anchor-type="paragraph" svg:width="4in" draw:z-index="91"><draw:text-box fo:min-height="3.3201in"><text:p text:style-name="Darktable_20_caption"><draw:frame draw:style-name="fr32" draw:name="graphics47" text:anchor-type="paragraph" svg:x="0.0016in" svg:y="0.0008in" svg:width="4in" style:rel-width="100%" svg:height="3.3201in" style:rel-height="scale" draw:z-index="92"><draw:image xlink:href="../images/ui_channel_mixer_bw_preset.png" xlink:type="simple" xlink:show="embed" xlink:actuate="onLoad"/></draw:frame>Figure <text:sequence text:ref-name="refFigure48" text:name="Figure" text:formula="ooow:Figure+1" style:num-format="1">49</text:sequence>: Default values for black and white preset</text:p></draw:text-box></draw:frame><text:soft-page-break/>Let's compare it with another one with more emphasis on the red channel as in <text:sequence-ref text:reference-format="category-and-value" text:ref-name="refFigure49">Figure 50</text:sequence-ref>.</text:p>
      <text:p text:style-name="P8"><draw:frame draw:style-name="fr1" draw:name="Frame29" text:anchor-type="paragraph" svg:width="4.972in" draw:z-index="93"><draw:text-box fo:min-height="3.5083in"><text:p text:style-name="Darktable_20_caption"><draw:frame draw:style-name="fr33" draw:name="graphics48" text:anchor-type="paragraph" svg:y="0.0008in" svg:width="3.9366in" svg:height="3.2425in" draw:z-index="94"><draw:image xlink:href="../images/ui_channel_mixer_custom_values.png" xlink:type="simple" xlink:show="embed" xlink:actuate="onLoad"/></draw:frame>Figure <text:sequence text:ref-name="refFigure49" text:name="Figure" text:formula="ooow:Figure+1" style:num-format="1">50</text:sequence>: Channel mixer with more emphasis on the red channel</text:p></draw:text-box></draw:frame>In this case the lamps, which originally have a red color cast, have more emphasis on them due to the increased red channel value.</text:p>
      <text:p text:style-name="Darktable_20_heading_20_3">Using the color zones plugin</text:p>
      <text:p text:style-name="Darktable_20_text"><text:span text:style-name="T8">Another way to convert to black and white is to lower the saturation by using the </text:span><text:span text:style-name="Darktable_20_emphasis">c</text:span><text:span text:style-name="T6">olor zones</text:span><text:span text:style-name="T8"> plugin under the c</text:span><text:span text:style-name="T6">olor </text:span><text:span text:style-name="T8">group.</text:span></text:p>
      <text:p text:style-name="Darktable_20_text"><text:span text:style-name="T8">Open Lamps.CR2 and click on the color group; select the saturation tab like in </text:span><text:span text:style-name="T8"><text:sequence-ref text:reference-format="category-and-value" text:ref-name="refFigure17">Figure 18</text:sequence-ref></text:span><text:span text:style-name="T8">. </text:span></text:p>
      <text:p text:style-name="Darktable_20_text"><draw:frame draw:style-name="fr8" draw:name="Frame50" text:anchor-type="paragraph" svg:x="0in" svg:y="4.7673in" svg:width="6.6929in" draw:z-index="124"><draw:text-box fo:min-height="4.0154in"><text:p text:style-name="Darktable_20_caption"><draw:frame draw:style-name="fr35" draw:name="graphics70" text:anchor-type="paragraph" svg:x="0.0016in" svg:y="0in" svg:width="6.6929in" style:rel-width="100%" svg:height="4.0154in" style:rel-height="scale" draw:z-index="125"><draw:image xlink:href="../images/ui_open_lamps_colorzones_dragdown.png" xlink:type="simple" xlink:show="embed" xlink:actuate="onLoad"/></draw:frame>Figure <text:sequence text:ref-name="refFigure50" text:name="Figure" text:formula="ooow:Figure+1" style:num-format="1">52</text:sequence>: Image converted to sepia tone by lowering the saturation</text:p></draw:text-box></draw:frame><draw:frame draw:style-name="fr21" draw:name="Frame47" text:anchor-type="paragraph" svg:y="-0.0165in" svg:width="6.6929in" draw:z-index="134"><draw:text-box fo:min-height="4.0154in"><text:p text:style-name="Darktable_20_caption"><draw:frame draw:style-name="fr36" draw:name="graphics67" text:anchor-type="paragraph" svg:y="0in" svg:width="6.6929in" style:rel-width="100%" svg:height="4.0154in" style:rel-height="scale" draw:z-index="135"><draw:image xlink:href="../images/ui_open_lamps_colorzones_default.png" xlink:type="simple" xlink:show="embed" xlink:actuate="onLoad"/></draw:frame>Figure <text:sequence text:ref-name="refFigure51" text:name="Figure" text:formula="ooow:Figure+1" style:num-format="1">51</text:sequence>: Lamps image, on the right the color zones panel with the saturation tab open</text:p></draw:text-box></draw:frame><text:soft-page-break/><text:span text:style-name="T8">Now pick with the left mouse the dots in the middle of the frame and drag them to the bottom. You can change the influence of each dot with the mouse scroll wheel. The result should be something like </text:span><text:span text:style-name="T8"><text:sequence-ref text:reference-format="category-and-value" text:ref-name="refFigure50">Figure 52</text:sequence-ref></text:span><text:span text:style-name="T8">. The advantage of this method over the use of the monochrome plugin is that it is possible to choose to desaturate only some colors in the image.</text:span></text:p>
      <text:p text:style-name="P7">On the opposite side, with this plugin it is more difficult to create an homogeneous and natural effect, <text:soft-page-break/>therefore for most conversions to black and white, the monochrome or channel mixer plugins do a better job.</text:p>
      <text:h text:style-name="Darktable_20_heading_20_2" text:outline-level="3">Adjusting contrast with the tone curve plugin</text:h>
      <text:p text:style-name="P7">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7">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52">Figure 53</text:sequence-ref>.</text:p>
      <text:p text:style-name="P7"><draw:frame draw:style-name="fr23" draw:name="Frame35" text:anchor-type="paragraph" svg:y="0.0311in" svg:width="5.2898in" draw:z-index="105"><draw:text-box fo:min-height="2.9862in"><text:p text:style-name="Darktable_20_caption"><draw:frame draw:style-name="fr36" draw:name="graphics55" text:anchor-type="paragraph" svg:y="0in" svg:width="4.1665in" svg:height="2.7709in" draw:z-index="106"><draw:image xlink:href="../images/warrior-1.jpg" xlink:type="simple" xlink:show="embed" xlink:actuate="onLoad"/></draw:frame>Figure <text:sequence text:ref-name="refFigure52"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53">Figure 54</text:sequence-ref>.</text:p>
      <text:p text:style-name="P7"><draw:frame draw:style-name="fr6" draw:name="Frame30" text:anchor-type="paragraph" svg:y="0.1016in" svg:width="3.2028in" draw:z-index="128"><draw:text-box fo:min-height="1.7598in"><text:p text:style-name="Darktable_20_caption"><draw:frame draw:style-name="fr33" draw:name="graphics49" text:anchor-type="paragraph" svg:y="0.0008in" svg:width="2.6043in" svg:height="1.4689in" draw:z-index="129"><draw:image xlink:href="../images/warrior-1-histogram.png" xlink:type="simple" xlink:show="embed" xlink:actuate="onLoad"/></draw:frame>Figure <text:sequence text:ref-name="refFigure53"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 the result of <text:s/><text:sequence-ref text:reference-format="category-and-value" text:ref-name="refFigure54">Figure 55</text:sequence-ref>.</text:p>
      <text:p text:style-name="P7"><draw:frame draw:style-name="fr24" draw:name="Frame34" text:anchor-type="paragraph" svg:y="0.0583in" svg:width="4.1665in" draw:z-index="103"><draw:text-box fo:min-height="2.7709in"><text:p text:style-name="Darktable_20_caption"><draw:frame draw:style-name="fr36" draw:name="graphics54" text:anchor-type="paragraph" svg:y="0in" svg:width="4.1665in" style:rel-width="100%" svg:height="2.7709in" style:rel-height="scale" draw:z-index="104"><draw:image xlink:href="../images/warrior-2.jpg" xlink:type="simple" xlink:show="embed" xlink:actuate="onLoad"/></draw:frame>Figure <text:sequence text:ref-name="refFigure54"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we will see how the tone curve plugin can help.</text:p>
      <text:p text:style-name="P7">Turn on the plugin, its content becomes like in <text:sequence-ref text:reference-format="category-and-value" text:ref-name="refFigure55">Figure 56</text:sequence-ref>.</text:p>
      <text:p text:style-name="P7"><draw:frame draw:style-name="fr25" draw:name="Frame32" text:anchor-type="paragraph" svg:x="0.0134in" svg:y="0.0492in" svg:width="2.9791in" draw:z-index="95"><draw:text-box fo:min-height="2.9256in"><text:p text:style-name="Darktable_20_caption"><draw:frame draw:style-name="fr36" draw:name="graphics50" text:anchor-type="paragraph" svg:y="0in" svg:width="2.7398in" svg:height="2.7291in" draw:z-index="98"><draw:image xlink:href="../images/warrior-2-tone-plugin.png" xlink:type="simple" xlink:show="embed" xlink:actuate="onLoad"/></draw:frame>Figure <text:sequence text:ref-name="refFigure55"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7">On the horizontal axis there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7">For example, in the left section of <text:span text:style-name="T11"><text:sequence-ref text:reference-format="category-and-value" text:ref-name="refFigure56">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is the slop angle of the curve the higher is the contrast between the tones.</text:p>
      <text:p text:style-name="P7"><draw:frame draw:style-name="fr1" draw:name="Frame33" text:anchor-type="paragraph" svg:width="6.6929in" draw:z-index="99"><draw:text-box fo:min-height="2.9154in"><text:p text:style-name="Darktable_20_caption"><draw:frame draw:style-name="fr32" draw:name="graphics53" text:anchor-type="paragraph" svg:x="0.0016in" svg:y="0.0008in" svg:width="6.6929in" style:rel-width="100%" svg:height="2.9154in" style:rel-height="scale" draw:z-index="101"><draw:image xlink:href="../images/warrior-tone-plugin-examples.png" xlink:type="simple" xlink:show="embed" xlink:actuate="onLoad"/></draw:frame>Figure <text:sequence text:ref-name="refFigure56" text:name="Figure" text:formula="ooow:Figure+1" style:num-format="1">57</text:sequence>: Tone curve plugin examples</text:p></draw:text-box></draw:frame><text:soft-page-break/>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57">Figure 58</text:sequence-ref>.</text:p>
      <text:p text:style-name="P7"><draw:frame draw:style-name="fr26" draw:name="Frame52" text:anchor-type="paragraph" svg:x="0.448in" svg:width="2.7075in" draw:z-index="126"><draw:text-box fo:min-height="2.7075in"><text:p text:style-name="Darktable_20_caption"><draw:frame draw:style-name="fr35" draw:name="graphics72" text:anchor-type="paragraph" svg:x="0in" svg:y="0in" svg:width="2.7075in" style:rel-width="100%" svg:height="2.7075in" style:rel-height="scale" draw:z-index="127"><draw:image xlink:href="../images/warrior-tone-plugin-s.png" xlink:type="simple" xlink:show="embed" xlink:actuate="onLoad"/></draw:frame>Figure <text:sequence text:ref-name="refFigure57" text:name="Figure" text:formula="ooow:Figure+1" style:num-format="1">58</text:sequence>: S tone curve</text:p></draw:text-box></draw:frame><draw:frame draw:style-name="fr27" draw:name="Frame48" text:anchor-type="paragraph" svg:x="3.5654in" svg:width="2.6665in" draw:z-index="130"><draw:text-box fo:min-height="2.7189in"><text:p text:style-name="Darktable_20_caption"><draw:frame draw:style-name="fr35" draw:name="graphics73" text:anchor-type="paragraph" svg:x="0.0016in" svg:y="0in" svg:width="2.6665in" style:rel-width="100%" svg:height="2.7189in" style:rel-height="scale" draw:z-index="131"><draw:image xlink:href="../images/warrior-tone-plugin-s-1.png" xlink:type="simple" xlink:show="embed" xlink:actuate="onLoad"/></draw:frame>Figure <text:sequence text:ref-name="refFigure58"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1"><text:sequence-ref text:reference-format="category-and-value" text:ref-name="refFigure58">Figure 59</text:sequence-ref></text:span>); this tells how much the curve can be changed in one gesture without making changes that would look unnatural. Click on the circle and drag the line as desired. The new curve is immediately applied to the image so that the result can be checked real-time. The four little triangles at the bottom of the horizontal axis are guides that help darktable change the curve while dragged keeping some continuity. They can be slid as well to achieve the wanted curve. </text:p>
      <text:p text:style-name="P7">The best way to familiarize with the tone curve plugin is to try the effect of the different gestures and the resulting curves to an image. Take some time to do it now with the image of the warrior. </text:p>
      <text:p text:style-name="P7">There are also two presets: mid contrast and high contrast. Try those predefined curves as well.</text:p>
      <text:p text:style-name="P7">Back to the photo, the first improvement is to redistribute the tones so to use the entire spectrum. This can be done changing the curve like in <text:sequence-ref text:reference-format="category-and-value" text:ref-name="refFigure59">Figure 60</text:sequence-ref><text:span text:style-name="T11"> obtaining the result illustrated.</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1"><draw:frame draw:style-name="fr51" draw:name="graphics36" text:anchor-type="as-char" svg:y="-1.448in" svg:width="1.9689in" svg:height="1.9689in" draw:z-index="96"><draw:image xlink:href="../images/warrior-3-tone-plugin.png" xlink:type="simple" xlink:show="embed" xlink:actuate="onLoad"/></draw:frame></text:p>
          </table:table-cell>
          <table:table-cell table:style-name="Table11.A1" office:value-type="string">
            <text:p text:style-name="P11"><draw:frame draw:style-name="fr52" draw:name="graphics37" text:anchor-type="as-char" svg:y="-2.7189in" svg:width="4.1665in" svg:height="2.7709in" draw:z-index="97"><draw:image xlink:href="../images/warrior-3.jpg" xlink:type="simple" xlink:show="embed" xlink:actuate="onLoad"/></draw:frame></text:p>
          </table:table-cell>
        </table:table-row>
      </table:table>
      <text:p text:style-name="Figure">Figure <text:sequence text:ref-name="refFigure59" text:name="Figure" text:formula="ooow:Figure+1" style:num-format="1">60</text:sequence>: The warrior after redistributing the tones</text:p>
      <text:p text:style-name="P7"><text:span text:style-name="T11">The image is now improved. The higher contrast highlights the details of the texture and gives the image depth and the feeling of the determination and value of the warrior. With a small additional touch, we can darken a bit the background, so that the main subject pops up more from it. This can still be done easily darkening more the low-L tones of the image like illustrated in </text:span><text:span text:style-name="T11"><text:sequence-ref text:reference-format="category-and-value" text:ref-name="refFigure60">Figure 61</text:sequence-ref></text:span><text:span text:style-name="T11">.</text:span></text:p>
      <table:table table:name="Table12" table:style-name="Table12">
        <table:table-column table:style-name="Table12.A"/>
        <table:table-column table:style-name="Table12.B"/>
        <table:table-row table:style-name="Table12.1">
          <table:table-cell table:style-name="Table12.A1" office:value-type="string">
            <text:p text:style-name="P11"><draw:frame draw:style-name="fr53" draw:name="graphics38" text:anchor-type="as-char" svg:width="1.9689in" svg:height="1.9543in" draw:z-index="100"><draw:image xlink:href="../images/warrior-4-tone-plugin.png" xlink:type="simple" xlink:show="embed" xlink:actuate="onLoad"/></draw:frame></text:p>
          </table:table-cell>
          <table:table-cell table:style-name="Table12.A1" office:value-type="string">
            <text:p text:style-name="P11"><draw:frame draw:style-name="fr53" draw:name="graphics39" text:anchor-type="as-char" svg:width="4.1665in" svg:height="2.7709in" draw:z-index="102"><draw:image xlink:href="../images/warrior-4.jpg" xlink:type="simple" xlink:show="embed" xlink:actuate="onLoad"/></draw:frame></text:p>
          </table:table-cell>
        </table:table-row>
      </table:table>
      <text:p text:style-name="Figure">Figure <text:sequence text:ref-name="refFigure60" text:name="Figure" text:formula="ooow:Figure+1" style:num-format="1">61</text:sequence>: Darkening the low L-values makes the subject pop up from the background</text:p>
      <text:h text:style-name="Darktable_20_heading_20_2" text:outline-level="3">Adding sepia (or other) toning with the s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1" draw:name="Frame38" text:anchor-type="paragraph" svg:width="3.072in" draw:z-index="107"><draw:text-box fo:min-height="2.489in"><text:p text:style-name="Darktable_20_caption"><draw:frame draw:style-name="fr32" draw:name="graphics58" text:anchor-type="paragraph" svg:x="0.0016in" svg:y="0.0008in" svg:width="3.072in" style:rel-width="100%" svg:height="2.489in" style:rel-height="scale" draw:z-index="108"><draw:image xlink:href="../images/split-toning-plugin.png" xlink:type="simple" xlink:show="embed" xlink:actuate="onLoad"/></draw:frame>Figure <text:sequence text:ref-name="refFigure61"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61">Figure 62</text:sequence-ref><text:span text:style-name="T11">. Its use is simple, just choose one tint for shadows and one for highlights by dragging the hue and saturation sliders. We can also bring up the tone picker (</text:span><text:span text:style-name="T11"><text:sequence-ref text:reference-format="category-and-value" text:ref-name="refFigure62">Figure 63</text:sequence-ref></text:span><text:span text:style-name="T11">) clicking on the colored preview square next to the slider.</text:span></text:p>
      <text:p text:style-name="Darktable_20_text"><draw:frame draw:style-name="fr18" draw:name="Frame39" text:anchor-type="paragraph" svg:width="5.2075in" draw:z-index="109"><draw:text-box fo:min-height="3.1764in"><text:p text:style-name="Darktable_20_caption"><draw:frame draw:style-name="fr37" draw:name="graphics59" text:anchor-type="paragraph" svg:width="5.2075in" svg:height="3.1764in" draw:z-index="110"><draw:image xlink:href="../images/tone-picker.png" xlink:type="simple" xlink:show="embed" xlink:actuate="onLoad"/></draw:frame>Figure <text:sequence text:ref-name="refFigure62" text:name="Figure" text:formula="ooow:Figure+1" style:num-format="1">63</text:sequence>: tone picker</text:p></draw:text-box></draw:frame><text:span text:style-name="T11">The two other options are </text:span><text:span text:style-name="Darktable_20_emphasis"><text:span text:style-name="T11">balance</text:span></text:span><text:span text:style-name="T11">, which defines, whether shadows tone or highlights tone gets a larger share of tonal range to tint, and </text:span><text:span text:style-name="Darktable_20_emphasis"><text:span text:style-name="T11">compress</text:span></text:span><text:span text:style-name="T11">, which defines how much tinted shadows and highlights there will be.</text:span></text:p>
      <text:p text:style-name="Darktable_20_text"><text:span text:style-name="T11">For example using the values below, the warrior pictures becomes the one of <text:s/></text:span><text:span text:style-name="T11"><text:sequence-ref text:reference-format="category-and-value" text:ref-name="refFigure63">Figure 64</text:sequence-ref></text:span><text:span text:style-name="T11">.</text:span></text:p>
      <table:table table:name="Table13" table:style-name="Table13">
        <table:table-column table:style-name="Table13.A"/>
        <table:table-column table:style-name="Table13.B"/>
        <table:table-row>
          <table:table-cell table:style-name="Table13.A1" office:value-type="string">
            <text:p text:style-name="P11">shadows tint</text:p>
          </table:table-cell>
          <table:table-cell table:style-name="Table13.B1" office:value-type="string">
            <text:p text:style-name="P11">#4188BE</text:p>
          </table:table-cell>
        </table:table-row>
        <table:table-row>
          <table:table-cell table:style-name="Table13.A2" office:value-type="string">
            <text:p text:style-name="P11">highlights tint</text:p>
          </table:table-cell>
          <table:table-cell table:style-name="Table13.B2" office:value-type="string">
            <text:p text:style-name="P11">#CC8C33</text:p>
          </table:table-cell>
        </table:table-row>
        <table:table-row>
          <table:table-cell table:style-name="Table13.A2" office:value-type="string">
            <text:p text:style-name="P11">balance</text:p>
          </table:table-cell>
          <table:table-cell table:style-name="Table13.B2" office:value-type="string">
            <text:p text:style-name="P11">0.35</text:p>
          </table:table-cell>
        </table:table-row>
        <table:table-row>
          <table:table-cell table:style-name="Table13.A2" office:value-type="string">
            <text:p text:style-name="P11">compression</text:p>
          </table:table-cell>
          <table:table-cell table:style-name="Table13.B2" office:value-type="string">
            <text:p text:style-name="P11">35%</text:p>
          </table:table-cell>
        </table:table-row>
      </table:table>
      <text:p text:style-name="P4"><draw:frame draw:style-name="fr28" draw:name="Frame40" text:anchor-type="paragraph" svg:width="4.1665in" draw:z-index="111"><draw:text-box fo:min-height="2.7709in"><text:p text:style-name="Darktable_20_caption"><draw:frame draw:style-name="fr32" draw:name="graphics60" text:anchor-type="paragraph" svg:x="0.0016in" svg:y="0.0008in" svg:width="4.1665in" style:rel-width="100%" svg:height="2.7709in" style:rel-height="scale" draw:z-index="112"><draw:image xlink:href="../images/warrior-5.jpg" xlink:type="simple" xlink:show="embed" xlink:actuate="onLoad"/></draw:frame>Figure <text:sequence text:ref-name="refFigure63" text:name="Figure" text:formula="ooow:Figure+1" style:num-format="1">64</text:sequence>: tone splitting applied</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style:page-number="auto"/>
      <style:text-properties fo:color="#800000"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bold" style:font-size-asian="28pt" style:font-weight-asian="normal" style:font-size-complex="28pt" style:font-weight-complex="normal"/>
    </style:style>
    <style:style style:name="Darktable_20_text" style:display-name="Darktable text" style:family="paragraph" style:parent-style-name="Text_20_body">
      <style:text-properties style:use-window-font-color="true" fo:font-size="11pt" style:font-size-asian="10.5pt" style:font-weight-asian="normal"/>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4" style:display-name="Darktable heading 4" style:family="paragraph" style:parent-style-name="Darktable_20_text" style:next-style-name="Darktable_20_text">
      <style:paragraph-properties fo:margin-top="0.1575in" fo:margin-bottom="0.0783in"/>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style:font-name="Arial1" fo:font-size="10pt" fo:letter-spacing="0.0138in"/>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26</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2T19:19:03</meta:creation-date>
    <dc:date>2011-08-16T09:11:12</dc:date>
    <dc:creator>Nicholas Manea</dc:creator>
    <meta:editing-duration>PT15H14M45S</meta:editing-duration>
    <meta:editing-cycles>69</meta:editing-cycles>
    <meta:generator>LibreOffice/3.3$Linux LibreOffice_project/330m19$Build-301</meta:generator>
    <meta:document-statistic meta:table-count="12" meta:image-count="91" meta:object-count="0" meta:page-count="36" meta:paragraph-count="378" meta:word-count="10928" meta:character-count="62650"/>
  </office:meta>
</office:document-meta>
</file>